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 style:data-style-name="N4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38"/>
    </style:style>
    <style:style style:name="ce39" style:family="table-cell" style:parent-style-name="Default" style:data-style-name="N1"/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none" fo:border-left="0.74pt solid #000000" fo:border-right="none" fo:border-top="none"/>
    </style:style>
    <style:style style:name="ce10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44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2" style:family="table-cell" style:parent-style-name="Default" style:data-style-name="N2">
      <style:table-cell-properties fo:border-bottom="0.74pt solid #000000" fo:background-color="#ffff00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 style:data-style-name="N127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2">
      <style:table-cell-properties fo:border-bottom="none" fo:background-color="#ffffd7" style:text-align-source="fix" style:repeat-content="false" fo:border-left="0.74pt solid #000000" fo:border-right="none" fo:border-top="none"/>
      <style:paragraph-properties fo:text-align="center" fo:margin-left="0cm"/>
    </style:style>
    <style:style style:name="ce24" style:family="table-cell" style:parent-style-name="Default" style:data-style-name="N2"/>
    <style:style style:name="ce2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2">
      <style:table-cell-properties fo:background-color="#ffffd7"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129"/>
    <style:style style:name="ce27" style:family="table-cell" style:parent-style-name="Default" style:data-style-name="N125">
      <style:table-cell-properties fo:background-color="#ffffd7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74pt solid #000000" fo:border-top="0.74pt solid #000000"/>
    </style:style>
    <style:style style:name="ce29" style:family="table-cell" style:parent-style-name="Default">
      <style:table-cell-properties fo:border-bottom="none" fo:border-left="none" fo:border-right="0.74pt solid #000000" fo:border-top="none"/>
    </style:style>
    <style:style style:name="ce30" style:family="table-cell" style:parent-style-name="Default" style:data-style-name="N125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1GB" table:style-name="ta1">
        <table:shapes>
          <draw:frame draw:z-index="0" draw:style-name="gr1" draw:text-style-name="P1" svg:width="23.004cm" svg:height="14.821cm" svg:x="45.641cm" svg:y="0.512cm">
            <draw:object draw:notify-on-update-of-ranges="resultados_1GB.P12:resultados_1GB.P25 resultados_1GB.Q10:resultados_1GB.Q10 resultados_1GB.Q12:resultados_1GB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.692cm" svg:height="14.52cm" svg:x="68.95cm" svg:y="0.602cm">
            <draw:object draw:notify-on-update-of-ranges="resultados_1GB.P12:resultados_1GB.P25 resultados_1GB.P12:resultados_1GB.P25 resultados_1GB.R10:resultados_1GB.R10 resultados_1GB.R12:resultados_1GB.R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.042cm" svg:height="14.446cm" svg:x="90.935cm" svg:y="0.78cm">
            <draw:object draw:notify-on-update-of-ranges="resultados_1GB.O11:resultados_1GB.O25 resultados_1GB.S11:resultados_1GB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2.821cm" svg:height="14.886cm" svg:x="45.742cm" svg:y="16.416cm">
            <draw:object draw:notify-on-update-of-ranges="resultados_1GB.P48:resultados_1GB.P61 resultados_1GB.Q28:resultados_1GB.Q28 resultados_1GB.Q48:resultados_1GB.Q6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1.644cm" svg:height="14.639cm" svg:x="68.813cm" svg:y="16.529cm">
            <draw:object draw:notify-on-update-of-ranges="resultados_1GB.P48:resultados_1GB.P61 resultados_1GB.R48:resultados_1GB.R6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4.193cm" svg:height="14.667cm" svg:x="90.863cm" svg:y="16.585cm">
            <draw:object draw:notify-on-update-of-ranges="resultados_1GB.O47:resultados_1GB.O61 resultados_1GB.S47:resultados_1GB.S6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9"/>
        <table:table-column table:style-name="co1" table:default-cell-style-name="ce5"/>
        <table:table-column table:style-name="co1" table:default-cell-style-name="ce14"/>
        <table:table-column table:style-name="co1" table:default-cell-style-name="ce5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3"/>
        <table:table-column table:style-name="co1" table:default-cell-style-name="ce25"/>
        <table:table-column table:style-name="co1" table:number-columns-repeated="2" table:default-cell-style-name="ce26"/>
        <table:table-column table:style-name="co1" table:default-cell-style-name="ce25"/>
        <table:table-column table:style-name="co1" table:default-cell-style-name="ce27"/>
        <table:table-column table:style-name="co1" table:default-cell-style-name="ce25"/>
        <table:table-column table:style-name="co1" table:default-cell-style-name="ce30"/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ados</text:p>
          </table:table-cell>
          <table:covered-table-cell table:style-name="ce6"/>
          <table:table-cell table:number-columns-repeated="2"/>
          <table:table-cell table:style-name="ce7" office:value-type="string" calcext:value-type="string" table:number-columns-spanned="15" table:number-rows-spanned="1">
            <text:p>fread/f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</table:table-row>
        <table:table-row table:style-name="ro1">
          <table:table-cell/>
          <table:table-cell table:style-name="ce3" office:value-type="string" calcext:value-type="string">
            <text:p>Metodo</text:p>
          </table:table-cell>
          <table:table-cell table:style-name="ce3" office:value-type="string" calcext:value-type="string">
            <text:p>TempoGasto</text:p>
          </table:table-cell>
          <table:table-cell table:number-columns-repeated="2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/>
          <table:table-cell table:style-name="ce4" office:value-type="string" calcext:value-type="string">
            <text:p>fread/fwrite</text:p>
          </table:table-cell>
          <table:table-cell table:style-name="ce4" office:value-type="string" calcext:value-type="string">
            <text:p>read/write</text:p>
          </table:table-cell>
          <table:table-cell table:number-columns-repeated="3"/>
          <table:table-cell office:value-type="float" office:value="427.626" calcext:value-type="float">
            <text:p>427,63</text:p>
          </table:table-cell>
          <table:table-cell table:formula="of:=[.G4]/[.$G$34]" office:value-type="float" office:value="0.0350731401929086" calcext:value-type="float">
            <text:p>0,0351</text:p>
          </table:table-cell>
          <table:table-cell table:formula="of:=[.G4]" office:value-type="float" office:value="427.626" calcext:value-type="float">
            <text:p>427,63</text:p>
          </table:table-cell>
          <table:table-cell table:formula="of:=[.H4]" office:value-type="float" office:value="0.0350731401929086" calcext:value-type="float">
            <text:p>0,0351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B5:.B34])" office:value-type="float" office:value="727.043" calcext:value-type="float">
            <text:p>727,043</text:p>
          </table:table-cell>
          <table:table-cell table:style-name="Default"/>
          <table:table-cell table:style-name="Default" office:value-type="string" calcext:value-type="string">
            <text:p>Moda</text:p>
          </table:table-cell>
          <table:table-cell table:style-name="Default" table:formula="of:=MODE([.Q11:.Q25])" office:value-type="float" office:value="0" calcext:value-type="float">
            <text:p>0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/>
          <table:table-cell table:style-name="ce5" office:value-type="float" office:value="427.626" calcext:value-type="float">
            <text:p>427,63</text:p>
          </table:table-cell>
          <table:table-cell table:style-name="ce5" office:value-type="float" office:value="469.539" calcext:value-type="float">
            <text:p>469,54</text:p>
          </table:table-cell>
          <table:table-cell table:number-columns-repeated="3"/>
          <table:table-cell office:value-type="float" office:value="463.197" calcext:value-type="float">
            <text:p>463,20</text:p>
          </table:table-cell>
          <table:table-cell table:formula="of:=[.G5]/[.$G$34]" office:value-type="float" office:value="0.0379906116979199" calcext:value-type="float">
            <text:p>0,0380</text:p>
          </table:table-cell>
          <table:table-cell table:formula="of:=[.G5]+[.I4]" office:value-type="float" office:value="890.823" calcext:value-type="float">
            <text:p>890,82</text:p>
          </table:table-cell>
          <table:table-cell table:formula="of:=[.H5]+[.J4]" office:value-type="float" office:value="0.0730637518908285" calcext:value-type="float">
            <text:p>0,0731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B5:.B34])" office:value-type="float" office:value="349.475" calcext:value-type="float">
            <text:p>349,475</text:p>
          </table:table-cell>
          <table:table-cell table:style-name="Default"/>
          <table:table-cell table:style-name="Default" office:value-type="string" calcext:value-type="string">
            <text:p>Mediana</text:p>
          </table:table-cell>
          <table:table-cell table:style-name="Default" table:formula="of:=MEDIAN([.Q11:.Q25])" office:value-type="float" office:value="1" calcext:value-type="float">
            <text:p>1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/>
          <table:table-cell table:style-name="ce5" office:value-type="float" office:value="463.197" calcext:value-type="float">
            <text:p>463,20</text:p>
          </table:table-cell>
          <table:table-cell table:style-name="ce5" office:value-type="float" office:value="469.063" calcext:value-type="float">
            <text:p>469,06</text:p>
          </table:table-cell>
          <table:table-cell table:number-columns-repeated="3"/>
          <table:table-cell office:value-type="float" office:value="481.013" calcext:value-type="float">
            <text:p>481,01</text:p>
          </table:table-cell>
          <table:table-cell table:formula="of:=[.G6]/[.$G$34]" office:value-type="float" office:value="0.0394518490073371" calcext:value-type="float">
            <text:p>0,0395</text:p>
          </table:table-cell>
          <table:table-cell table:formula="of:=[.G6]+[.I5]" office:value-type="float" office:value="1371.836" calcext:value-type="float">
            <text:p>1.371,84</text:p>
          </table:table-cell>
          <table:table-cell table:formula="of:=[.H6]+[.J5]" office:value-type="float" office:value="0.112515600898166" calcext:value-type="float">
            <text:p>0,1125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4]-[.N5]" office:value-type="float" office:value="377.568" calcext:value-type="float">
            <text:p>377,568</text:p>
          </table:table-cell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ce60" table:formula="of:=AVERAGE([.Q12:.Q25])" office:value-type="float" office:value="2.14285714285714" calcext:value-type="float">
            <text:p>2,143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/>
          <table:table-cell table:style-name="ce5" office:value-type="float" office:value="481.013" calcext:value-type="float">
            <text:p>481,01</text:p>
          </table:table-cell>
          <table:table-cell table:style-name="ce5" office:value-type="float" office:value="493.14" calcext:value-type="float">
            <text:p>493,14</text:p>
          </table:table-cell>
          <table:table-cell table:number-columns-repeated="3"/>
          <table:table-cell office:value-type="float" office:value="727.043" calcext:value-type="float">
            <text:p>727,04</text:p>
          </table:table-cell>
          <table:table-cell table:formula="of:=[.G7]/[.$G$34]" office:value-type="float" office:value="0.0596308013667851" calcext:value-type="float">
            <text:p>0,0596</text:p>
          </table:table-cell>
          <table:table-cell table:formula="of:=[.G7]+[.I6]" office:value-type="float" office:value="2098.879" calcext:value-type="float">
            <text:p>2.098,88</text:p>
          </table:table-cell>
          <table:table-cell table:formula="of:=[.H7]+[.J6]" office:value-type="float" office:value="0.172146402264951" calcext:value-type="float">
            <text:p>0,1721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34]))" office:value-type="float" office:value="14" calcext:value-type="float">
            <text:p>1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727.043" calcext:value-type="float">
            <text:p>727,04</text:p>
          </table:table-cell>
          <table:table-cell table:style-name="ce5" office:value-type="float" office:value="461.354" calcext:value-type="float">
            <text:p>461,35</text:p>
          </table:table-cell>
          <table:table-cell table:number-columns-repeated="3"/>
          <table:table-cell office:value-type="float" office:value="517.853" calcext:value-type="float">
            <text:p>517,85</text:p>
          </table:table-cell>
          <table:table-cell table:formula="of:=[.G8]/[.$G$34]" office:value-type="float" office:value="0.0424734016835232" calcext:value-type="float">
            <text:p>0,0425</text:p>
          </table:table-cell>
          <table:table-cell table:formula="of:=[.G8]+[.I7]" office:value-type="float" office:value="2616.732" calcext:value-type="float">
            <text:p>2.616,73</text:p>
          </table:table-cell>
          <table:table-cell table:formula="of:=[.H8]+[.J7]" office:value-type="float" office:value="0.214619803948474" calcext:value-type="float">
            <text:p>0,2146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6]/([.N7]-1)" office:value-type="float" office:value="29.0436923076923" calcext:value-type="float">
            <text:p>29,0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517.853" calcext:value-type="float">
            <text:p>517,85</text:p>
          </table:table-cell>
          <table:table-cell table:style-name="ce5" office:value-type="float" office:value="499.829" calcext:value-type="float">
            <text:p>499,83</text:p>
          </table:table-cell>
          <table:table-cell table:number-columns-repeated="3"/>
          <table:table-cell office:value-type="float" office:value="499.933" calcext:value-type="float">
            <text:p>499,93</text:p>
          </table:table-cell>
          <table:table-cell table:formula="of:=[.G9]/[.$G$34]" office:value-type="float" office:value="0.0410036344751287" calcext:value-type="float">
            <text:p>0,0410</text:p>
          </table:table-cell>
          <table:table-cell table:formula="of:=[.G9]+[.I8]" office:value-type="float" office:value="3116.665" calcext:value-type="float">
            <text:p>3.116,67</text:p>
          </table:table-cell>
          <table:table-cell table:formula="of:=[.H9]+[.J8]" office:value-type="float" office:value="0.255623438423603" calcext:value-type="float">
            <text:p>0,2556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5]-([.N8]/2)" office:value-type="float" office:value="334.953153846154" calcext:value-type="float">
            <text:p>334,9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/>
          <table:table-cell table:style-name="ce5" office:value-type="float" office:value="499.933" calcext:value-type="float">
            <text:p>499,93</text:p>
          </table:table-cell>
          <table:table-cell table:style-name="ce5" office:value-type="float" office:value="508.222" calcext:value-type="float">
            <text:p>508,22</text:p>
          </table:table-cell>
          <table:table-cell table:number-columns-repeated="3"/>
          <table:table-cell office:value-type="float" office:value="484.764" calcext:value-type="float">
            <text:p>484,76</text:p>
          </table:table-cell>
          <table:table-cell table:formula="of:=[.G10]/[.$G$34]" office:value-type="float" office:value="0.0397594994983353" calcext:value-type="float">
            <text:p>0,0398</text:p>
          </table:table-cell>
          <table:table-cell table:formula="of:=[.G10]+[.I9]" office:value-type="float" office:value="3601.429" calcext:value-type="float">
            <text:p>3.601,43</text:p>
          </table:table-cell>
          <table:table-cell table:formula="of:=[.H10]+[.J9]" office:value-type="float" office:value="0.295382937921938" calcext:value-type="float">
            <text:p>0,2954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fread/f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/>
          <table:table-cell table:style-name="ce5" office:value-type="float" office:value="484.764" calcext:value-type="float">
            <text:p>484,76</text:p>
          </table:table-cell>
          <table:table-cell table:style-name="ce5" office:value-type="float" office:value="384.514" calcext:value-type="float">
            <text:p>384,51</text:p>
          </table:table-cell>
          <table:table-cell table:number-columns-repeated="3"/>
          <table:table-cell office:value-type="float" office:value="370.96" calcext:value-type="float">
            <text:p>370,96</text:p>
          </table:table-cell>
          <table:table-cell table:formula="of:=[.G11]/[.$G$34]" office:value-type="float" office:value="0.0304254935059172" calcext:value-type="float">
            <text:p>0,0304</text:p>
          </table:table-cell>
          <table:table-cell table:formula="of:=[.G11]+[.I10]" office:value-type="float" office:value="3972.389" calcext:value-type="float">
            <text:p>3.972,39</text:p>
          </table:table-cell>
          <table:table-cell table:formula="of:=[.H11]+[.J10]" office:value-type="float" office:value="0.325808431427855" calcext:value-type="float">
            <text:p>0,3258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string" calcext:value-type="string">
            <text:p>--|</text:p>
          </table:table-cell>
          <table:table-cell office:value-type="float" office:value="300" calcext:value-type="float">
            <text:p>3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/>
          <table:table-cell table:style-name="ce5" office:value-type="float" office:value="370.96" calcext:value-type="float">
            <text:p>370,96</text:p>
          </table:table-cell>
          <table:table-cell table:style-name="ce5" office:value-type="float" office:value="407.587" calcext:value-type="float">
            <text:p>407,59</text:p>
          </table:table-cell>
          <table:table-cell table:number-columns-repeated="3"/>
          <table:table-cell office:value-type="float" office:value="397.022" calcext:value-type="float">
            <text:p>397,02</text:p>
          </table:table-cell>
          <table:table-cell table:formula="of:=[.G12]/[.$G$34]" office:value-type="float" office:value="0.0325630533823223" calcext:value-type="float">
            <text:p>0,0326</text:p>
          </table:table-cell>
          <table:table-cell table:formula="of:=[.G12]+[.I11]" office:value-type="float" office:value="4369.411" calcext:value-type="float">
            <text:p>4.369,41</text:p>
          </table:table-cell>
          <table:table-cell table:formula="of:=[.H12]+[.J11]" office:value-type="float" office:value="0.358371484810177" calcext:value-type="float">
            <text:p>0,3584</text:p>
          </table:table-cell>
          <table:table-cell table:style-name="ce20"/>
          <table:table-cell table:style-name="ce22" office:value-type="float" office:value="1" calcext:value-type="float">
            <text:p>1</text:p>
          </table:table-cell>
          <table:table-cell table:formula="of:=[.N9]" office:value-type="float" office:value="334.953153846154" calcext:value-type="float">
            <text:p>334,95</text:p>
          </table:table-cell>
          <table:table-cell office:value-type="string" calcext:value-type="string">
            <text:p>--|</text:p>
          </table:table-cell>
          <table:table-cell table:formula="of:=[.N9]+[.$N$8]" office:value-type="float" office:value="363.996846153846" calcext:value-type="float">
            <text:p>364,00</text:p>
          </table:table-cell>
          <table:table-cell table:formula="of:=([.M12]+[.O12])/2" office:value-type="float" office:value="349.475" calcext:value-type="float">
            <text:p>349,48</text:p>
          </table:table-cell>
          <table:table-cell table:number-matrix-columns-spanned="1" table:number-matrix-rows-spanned="14" table:formula="of:=FREQUENCY([.B5:.B34];[.O12:.O24])" office:value-type="float" office:value="15" calcext:value-type="float">
            <text:p>15</text:p>
          </table:table-cell>
          <table:table-cell table:formula="of:=[.Q12]/[.$Q$26]" office:value-type="float" office:value="0.5" calcext:value-type="float">
            <text:p>0,5000</text:p>
          </table:table-cell>
          <table:table-cell table:formula="of:=[.Q12]" office:value-type="float" office:value="15" calcext:value-type="float">
            <text:p>15</text:p>
          </table:table-cell>
          <table:table-cell table:formula="of:=[.R12]" office:value-type="float" office:value="0.5" calcext:value-type="float">
            <text:p>0,5000</text:p>
          </table:table-cell>
        </table:table-row>
        <table:table-row table:style-name="ro1">
          <table:table-cell/>
          <table:table-cell table:style-name="ce5" office:value-type="float" office:value="397.022" calcext:value-type="float">
            <text:p>397,02</text:p>
          </table:table-cell>
          <table:table-cell table:style-name="ce5" office:value-type="float" office:value="439.315" calcext:value-type="float">
            <text:p>439,32</text:p>
          </table:table-cell>
          <table:table-cell table:number-columns-repeated="3"/>
          <table:table-cell office:value-type="float" office:value="499.645" calcext:value-type="float">
            <text:p>499,65</text:p>
          </table:table-cell>
          <table:table-cell table:formula="of:=[.G13]/[.$G$34]" office:value-type="float" office:value="0.0409800132164223" calcext:value-type="float">
            <text:p>0,0410</text:p>
          </table:table-cell>
          <table:table-cell table:formula="of:=[.G13]+[.I12]" office:value-type="float" office:value="4869.056" calcext:value-type="float">
            <text:p>4.869,06</text:p>
          </table:table-cell>
          <table:table-cell table:formula="of:=[.H13]+[.J12]" office:value-type="float" office:value="0.3993514980266" calcext:value-type="float">
            <text:p>0,3994</text:p>
          </table:table-cell>
          <table:table-cell table:style-name="ce20"/>
          <table:table-cell table:style-name="ce22" office:value-type="float" office:value="2" calcext:value-type="float">
            <text:p>2</text:p>
          </table:table-cell>
          <table:table-cell table:formula="of:=[.O12]" office:value-type="float" office:value="363.996846153846" calcext:value-type="float">
            <text:p>364,00</text:p>
          </table:table-cell>
          <table:table-cell office:value-type="string" calcext:value-type="string">
            <text:p>--|</text:p>
          </table:table-cell>
          <table:table-cell table:formula="of:=[.O12]+[.$N$8]" office:value-type="float" office:value="393.040538461539" calcext:value-type="float">
            <text:p>393,04</text:p>
          </table:table-cell>
          <table:table-cell table:formula="of:=([.M13]+[.O13])/2" office:value-type="float" office:value="378.518692307692" calcext:value-type="float">
            <text:p>378,52</text:p>
          </table:table-cell>
          <table:table-cell office:value-type="float" office:value="5" calcext:value-type="float">
            <text:p>5</text:p>
          </table:table-cell>
          <table:table-cell table:formula="of:=[.Q13]/[.$Q$26]" office:value-type="float" office:value="0.166666666666667" calcext:value-type="float">
            <text:p>0,1667</text:p>
          </table:table-cell>
          <table:table-cell table:formula="of:=[.Q13]+[.S12]" office:value-type="float" office:value="20" calcext:value-type="float">
            <text:p>20</text:p>
          </table:table-cell>
          <table:table-cell table:formula="of:=[.R13]+[.T12]" office:value-type="float" office:value="0.666666666666667" calcext:value-type="float">
            <text:p>0,6667</text:p>
          </table:table-cell>
        </table:table-row>
        <table:table-row table:style-name="ro1">
          <table:table-cell/>
          <table:table-cell table:style-name="ce5" office:value-type="float" office:value="499.645" calcext:value-type="float">
            <text:p>499,65</text:p>
          </table:table-cell>
          <table:table-cell table:style-name="ce5" office:value-type="float" office:value="630.51" calcext:value-type="float">
            <text:p>630,51</text:p>
          </table:table-cell>
          <table:table-cell table:number-columns-repeated="3"/>
          <table:table-cell office:value-type="float" office:value="391.028" calcext:value-type="float">
            <text:p>391,03</text:p>
          </table:table-cell>
          <table:table-cell table:formula="of:=[.G14]/[.$G$34]" office:value-type="float" office:value="0.0320714359354966" calcext:value-type="float">
            <text:p>0,0321</text:p>
          </table:table-cell>
          <table:table-cell table:formula="of:=[.G14]+[.I13]" office:value-type="float" office:value="5260.084" calcext:value-type="float">
            <text:p>5.260,08</text:p>
          </table:table-cell>
          <table:table-cell table:formula="of:=[.H14]+[.J13]" office:value-type="float" office:value="0.431422933962096" calcext:value-type="float">
            <text:p>0,4314</text:p>
          </table:table-cell>
          <table:table-cell table:style-name="ce20"/>
          <table:table-cell table:style-name="ce22" office:value-type="float" office:value="3" calcext:value-type="float">
            <text:p>3</text:p>
          </table:table-cell>
          <table:table-cell table:formula="of:=[.O13]" office:value-type="float" office:value="393.040538461539" calcext:value-type="float">
            <text:p>393,04</text:p>
          </table:table-cell>
          <table:table-cell office:value-type="string" calcext:value-type="string">
            <text:p>--|</text:p>
          </table:table-cell>
          <table:table-cell table:formula="of:=[.O13]+[.$N$8]" office:value-type="float" office:value="422.084230769231" calcext:value-type="float">
            <text:p>422,08</text:p>
          </table:table-cell>
          <table:table-cell table:formula="of:=([.M14]+[.O14])/2" office:value-type="float" office:value="407.562384615385" calcext:value-type="float">
            <text:p>407,56</text:p>
          </table:table-cell>
          <table:table-cell office:value-type="float" office:value="1" calcext:value-type="float">
            <text:p>1</text:p>
          </table:table-cell>
          <table:table-cell table:formula="of:=[.Q14]/[.$Q$26]" office:value-type="float" office:value="0.0333333333333333" calcext:value-type="float">
            <text:p>0,0333</text:p>
          </table:table-cell>
          <table:table-cell table:formula="of:=[.Q14]+[.S13]" office:value-type="float" office:value="21" calcext:value-type="float">
            <text:p>21</text:p>
          </table:table-cell>
          <table:table-cell table:formula="of:=[.R14]+[.T13]" office:value-type="float" office:value="0.7" calcext:value-type="float">
            <text:p>0,7000</text:p>
          </table:table-cell>
        </table:table-row>
        <table:table-row table:style-name="ro1">
          <table:table-cell/>
          <table:table-cell table:style-name="ce5" office:value-type="float" office:value="391.028" calcext:value-type="float">
            <text:p>391,03</text:p>
          </table:table-cell>
          <table:table-cell table:style-name="ce5" office:value-type="float" office:value="366.064" calcext:value-type="float">
            <text:p>366,06</text:p>
          </table:table-cell>
          <table:table-cell table:number-columns-repeated="3"/>
          <table:table-cell office:value-type="float" office:value="356.788" calcext:value-type="float">
            <text:p>356,79</text:p>
          </table:table-cell>
          <table:table-cell table:formula="of:=[.G15]/[.$G$34]" office:value-type="float" office:value="0.0292631307337427" calcext:value-type="float">
            <text:p>0,0293</text:p>
          </table:table-cell>
          <table:table-cell table:formula="of:=[.G15]+[.I14]" office:value-type="float" office:value="5616.872" calcext:value-type="float">
            <text:p>5.616,87</text:p>
          </table:table-cell>
          <table:table-cell table:formula="of:=[.H15]+[.J14]" office:value-type="float" office:value="0.460686064695839" calcext:value-type="float">
            <text:p>0,4607</text:p>
          </table:table-cell>
          <table:table-cell table:style-name="ce20"/>
          <table:table-cell table:style-name="ce22" office:value-type="float" office:value="4" calcext:value-type="float">
            <text:p>4</text:p>
          </table:table-cell>
          <table:table-cell table:formula="of:=[.O14]" office:value-type="float" office:value="422.084230769231" calcext:value-type="float">
            <text:p>422,08</text:p>
          </table:table-cell>
          <table:table-cell office:value-type="string" calcext:value-type="string">
            <text:p>--|</text:p>
          </table:table-cell>
          <table:table-cell table:formula="of:=[.O14]+[.$N$8]" office:value-type="float" office:value="451.127923076923" calcext:value-type="float">
            <text:p>451,13</text:p>
          </table:table-cell>
          <table:table-cell table:formula="of:=([.M15]+[.O15])/2" office:value-type="float" office:value="436.606076923077" calcext:value-type="float">
            <text:p>436,61</text:p>
          </table:table-cell>
          <table:table-cell office:value-type="float" office:value="1" calcext:value-type="float">
            <text:p>1</text:p>
          </table:table-cell>
          <table:table-cell table:formula="of:=[.Q15]/[.$Q$26]" office:value-type="float" office:value="0.0333333333333333" calcext:value-type="float">
            <text:p>0,0333</text:p>
          </table:table-cell>
          <table:table-cell table:formula="of:=[.Q15]+[.S14]" office:value-type="float" office:value="22" calcext:value-type="float">
            <text:p>22</text:p>
          </table:table-cell>
          <table:table-cell table:formula="of:=[.R15]+[.T14]" office:value-type="float" office:value="0.733333333333333" calcext:value-type="float">
            <text:p>0,7333</text:p>
          </table:table-cell>
        </table:table-row>
        <table:table-row table:style-name="ro1">
          <table:table-cell/>
          <table:table-cell table:style-name="ce5" office:value-type="float" office:value="356.788" calcext:value-type="float">
            <text:p>356,79</text:p>
          </table:table-cell>
          <table:table-cell table:style-name="ce5" office:value-type="float" office:value="371.895" calcext:value-type="float">
            <text:p>371,90</text:p>
          </table:table-cell>
          <table:table-cell table:number-columns-repeated="3"/>
          <table:table-cell office:value-type="float" office:value="375.19" calcext:value-type="float">
            <text:p>375,19</text:p>
          </table:table-cell>
          <table:table-cell table:formula="of:=[.G16]/[.$G$34]" office:value-type="float" office:value="0.0307724307431666" calcext:value-type="float">
            <text:p>0,0308</text:p>
          </table:table-cell>
          <table:table-cell table:formula="of:=[.G16]+[.I15]" office:value-type="float" office:value="5992.062" calcext:value-type="float">
            <text:p>5.992,06</text:p>
          </table:table-cell>
          <table:table-cell table:formula="of:=[.H16]+[.J15]" office:value-type="float" office:value="0.491458495439006" calcext:value-type="float">
            <text:p>0,4915</text:p>
          </table:table-cell>
          <table:table-cell table:style-name="ce20"/>
          <table:table-cell table:style-name="ce22" office:value-type="float" office:value="5" calcext:value-type="float">
            <text:p>5</text:p>
          </table:table-cell>
          <table:table-cell table:formula="of:=[.O15]" office:value-type="float" office:value="451.127923076923" calcext:value-type="float">
            <text:p>451,13</text:p>
          </table:table-cell>
          <table:table-cell office:value-type="string" calcext:value-type="string">
            <text:p>--|</text:p>
          </table:table-cell>
          <table:table-cell table:formula="of:=[.O15]+[.$N$8]" office:value-type="float" office:value="480.171615384615" calcext:value-type="float">
            <text:p>480,17</text:p>
          </table:table-cell>
          <table:table-cell table:formula="of:=([.M16]+[.O16])/2" office:value-type="float" office:value="465.649769230769" calcext:value-type="float">
            <text:p>465,65</text:p>
          </table:table-cell>
          <table:table-cell office:value-type="float" office:value="1" calcext:value-type="float">
            <text:p>1</text:p>
          </table:table-cell>
          <table:table-cell table:formula="of:=[.Q16]/[.$Q$26]" office:value-type="float" office:value="0.0333333333333333" calcext:value-type="float">
            <text:p>0,0333</text:p>
          </table:table-cell>
          <table:table-cell table:formula="of:=[.Q16]+[.S15]" office:value-type="float" office:value="23" calcext:value-type="float">
            <text:p>23</text:p>
          </table:table-cell>
          <table:table-cell table:formula="of:=[.R16]+[.T15]" office:value-type="float" office:value="0.766666666666667" calcext:value-type="float">
            <text:p>0,7667</text:p>
          </table:table-cell>
        </table:table-row>
        <table:table-row table:style-name="ro1">
          <table:table-cell/>
          <table:table-cell table:style-name="ce5" office:value-type="float" office:value="375.19" calcext:value-type="float">
            <text:p>375,19</text:p>
          </table:table-cell>
          <table:table-cell table:style-name="ce5" office:value-type="float" office:value="389.018" calcext:value-type="float">
            <text:p>389,02</text:p>
          </table:table-cell>
          <table:table-cell table:number-columns-repeated="3"/>
          <table:table-cell office:value-type="float" office:value="384.635" calcext:value-type="float">
            <text:p>384,64</text:p>
          </table:table-cell>
          <table:table-cell table:formula="of:=[.G17]/[.$G$34]" office:value-type="float" office:value="0.0315470932031715" calcext:value-type="float">
            <text:p>0,0315</text:p>
          </table:table-cell>
          <table:table-cell table:formula="of:=[.G17]+[.I16]" office:value-type="float" office:value="6376.697" calcext:value-type="float">
            <text:p>6.376,70</text:p>
          </table:table-cell>
          <table:table-cell table:formula="of:=[.H17]+[.J16]" office:value-type="float" office:value="0.523005588642177" calcext:value-type="float">
            <text:p>0,5230</text:p>
          </table:table-cell>
          <table:table-cell table:style-name="ce20"/>
          <table:table-cell table:style-name="ce22" office:value-type="float" office:value="6" calcext:value-type="float">
            <text:p>6</text:p>
          </table:table-cell>
          <table:table-cell table:formula="of:=[.O16]" office:value-type="float" office:value="480.171615384615" calcext:value-type="float">
            <text:p>480,17</text:p>
          </table:table-cell>
          <table:table-cell office:value-type="string" calcext:value-type="string">
            <text:p>--|</text:p>
          </table:table-cell>
          <table:table-cell table:formula="of:=[.O16]+[.$N$8]" office:value-type="float" office:value="509.215307692308" calcext:value-type="float">
            <text:p>509,22</text:p>
          </table:table-cell>
          <table:table-cell table:formula="of:=([.M17]+[.O17])/2" office:value-type="float" office:value="494.693461538462" calcext:value-type="float">
            <text:p>494,69</text:p>
          </table:table-cell>
          <table:table-cell office:value-type="float" office:value="4" calcext:value-type="float">
            <text:p>4</text:p>
          </table:table-cell>
          <table:table-cell table:formula="of:=[.Q17]/[.$Q$26]" office:value-type="float" office:value="0.133333333333333" calcext:value-type="float">
            <text:p>0,1333</text:p>
          </table:table-cell>
          <table:table-cell table:formula="of:=[.Q17]+[.S16]" office:value-type="float" office:value="27" calcext:value-type="float">
            <text:p>27</text:p>
          </table:table-cell>
          <table:table-cell table:formula="of:=[.R17]+[.T16]" office:value-type="float" office:value="0.9" calcext:value-type="float">
            <text:p>0,9000</text:p>
          </table:table-cell>
        </table:table-row>
        <table:table-row table:style-name="ro1">
          <table:table-cell/>
          <table:table-cell table:style-name="ce5" office:value-type="float" office:value="384.635" calcext:value-type="float">
            <text:p>384,64</text:p>
          </table:table-cell>
          <table:table-cell table:style-name="ce5" office:value-type="float" office:value="382.082" calcext:value-type="float">
            <text:p>382,08</text:p>
          </table:table-cell>
          <table:table-cell table:number-columns-repeated="3"/>
          <table:table-cell office:value-type="float" office:value="378.236" calcext:value-type="float">
            <text:p>378,24</text:p>
          </table:table-cell>
          <table:table-cell table:formula="of:=[.G18]/[.$G$34]" office:value-type="float" office:value="0.0310222583612899" calcext:value-type="float">
            <text:p>0,0310</text:p>
          </table:table-cell>
          <table:table-cell table:formula="of:=[.G18]+[.I17]" office:value-type="float" office:value="6754.933" calcext:value-type="float">
            <text:p>6.754,93</text:p>
          </table:table-cell>
          <table:table-cell table:formula="of:=[.H18]+[.J17]" office:value-type="float" office:value="0.554027847003467" calcext:value-type="float">
            <text:p>0,5540</text:p>
          </table:table-cell>
          <table:table-cell table:style-name="ce20"/>
          <table:table-cell table:style-name="ce22" office:value-type="float" office:value="7" calcext:value-type="float">
            <text:p>7</text:p>
          </table:table-cell>
          <table:table-cell table:formula="of:=[.O17]" office:value-type="float" office:value="509.215307692308" calcext:value-type="float">
            <text:p>509,22</text:p>
          </table:table-cell>
          <table:table-cell office:value-type="string" calcext:value-type="string">
            <text:p>--|</text:p>
          </table:table-cell>
          <table:table-cell table:formula="of:=[.O17]+[.$N$8]" office:value-type="float" office:value="538.259" calcext:value-type="float">
            <text:p>538,26</text:p>
          </table:table-cell>
          <table:table-cell table:formula="of:=([.M18]+[.O18])/2" office:value-type="float" office:value="523.737153846154" calcext:value-type="float">
            <text:p>523,74</text:p>
          </table:table-cell>
          <table:table-cell office:value-type="float" office:value="2" calcext:value-type="float">
            <text:p>2</text:p>
          </table:table-cell>
          <table:table-cell table:formula="of:=[.Q18]/[.$Q$26]" office:value-type="float" office:value="0.0666666666666667" calcext:value-type="float">
            <text:p>0,0667</text:p>
          </table:table-cell>
          <table:table-cell table:formula="of:=[.Q18]+[.S17]" office:value-type="float" office:value="29" calcext:value-type="float">
            <text:p>29</text:p>
          </table:table-cell>
          <table:table-cell table:formula="of:=[.R18]+[.T17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78.236" calcext:value-type="float">
            <text:p>378,24</text:p>
          </table:table-cell>
          <table:table-cell table:style-name="ce5" office:value-type="float" office:value="438.252" calcext:value-type="float">
            <text:p>438,25</text:p>
          </table:table-cell>
          <table:table-cell table:number-columns-repeated="3"/>
          <table:table-cell office:value-type="float" office:value="515.179" calcext:value-type="float">
            <text:p>515,18</text:p>
          </table:table-cell>
          <table:table-cell table:formula="of:=[.G19]/[.$G$34]" office:value-type="float" office:value="0.0422540848578956" calcext:value-type="float">
            <text:p>0,0423</text:p>
          </table:table-cell>
          <table:table-cell table:formula="of:=[.G19]+[.I18]" office:value-type="float" office:value="7270.112" calcext:value-type="float">
            <text:p>7.270,11</text:p>
          </table:table-cell>
          <table:table-cell table:formula="of:=[.H19]+[.J18]" office:value-type="float" office:value="0.596281931861363" calcext:value-type="float">
            <text:p>0,5963</text:p>
          </table:table-cell>
          <table:table-cell table:style-name="ce20"/>
          <table:table-cell table:style-name="ce22" office:value-type="float" office:value="8" calcext:value-type="float">
            <text:p>8</text:p>
          </table:table-cell>
          <table:table-cell table:formula="of:=[.O18]" office:value-type="float" office:value="538.259" calcext:value-type="float">
            <text:p>538,26</text:p>
          </table:table-cell>
          <table:table-cell office:value-type="string" calcext:value-type="string">
            <text:p>--|</text:p>
          </table:table-cell>
          <table:table-cell table:formula="of:=[.O18]+[.$N$8]" office:value-type="float" office:value="567.302692307692" calcext:value-type="float">
            <text:p>567,30</text:p>
          </table:table-cell>
          <table:table-cell table:formula="of:=([.M19]+[.O19])/2" office:value-type="float" office:value="552.780846153846" calcext:value-type="float">
            <text:p>552,78</text:p>
          </table:table-cell>
          <table:table-cell office:value-type="float" office:value="0" calcext:value-type="float">
            <text:p>0</text:p>
          </table:table-cell>
          <table:table-cell table:formula="of:=[.Q19]/[.$Q$26]" office:value-type="float" office:value="0" calcext:value-type="float">
            <text:p>0,0000</text:p>
          </table:table-cell>
          <table:table-cell table:formula="of:=[.Q19]+[.S18]" office:value-type="float" office:value="29" calcext:value-type="float">
            <text:p>29</text:p>
          </table:table-cell>
          <table:table-cell table:formula="of:=[.R19]+[.T18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515.179" calcext:value-type="float">
            <text:p>515,18</text:p>
          </table:table-cell>
          <table:table-cell table:style-name="ce5" office:value-type="float" office:value="396.261" calcext:value-type="float">
            <text:p>396,26</text:p>
          </table:table-cell>
          <table:table-cell table:number-columns-repeated="3"/>
          <table:table-cell office:value-type="float" office:value="349.959" calcext:value-type="float">
            <text:p>349,96</text:p>
          </table:table-cell>
          <table:table-cell table:formula="of:=[.G20]/[.$G$34]" office:value-type="float" office:value="0.0287030280403205" calcext:value-type="float">
            <text:p>0,0287</text:p>
          </table:table-cell>
          <table:table-cell table:formula="of:=[.G20]+[.I19]" office:value-type="float" office:value="7620.071" calcext:value-type="float">
            <text:p>7.620,07</text:p>
          </table:table-cell>
          <table:table-cell table:formula="of:=[.H20]+[.J19]" office:value-type="float" office:value="0.624984959901683" calcext:value-type="float">
            <text:p>0,6250</text:p>
          </table:table-cell>
          <table:table-cell table:style-name="ce20"/>
          <table:table-cell table:style-name="ce22" office:value-type="float" office:value="9" calcext:value-type="float">
            <text:p>9</text:p>
          </table:table-cell>
          <table:table-cell table:formula="of:=[.O19]" office:value-type="float" office:value="567.302692307692" calcext:value-type="float">
            <text:p>567,30</text:p>
          </table:table-cell>
          <table:table-cell office:value-type="string" calcext:value-type="string">
            <text:p>--|</text:p>
          </table:table-cell>
          <table:table-cell table:formula="of:=[.O19]+[.$N$8]" office:value-type="float" office:value="596.346384615385" calcext:value-type="float">
            <text:p>596,35</text:p>
          </table:table-cell>
          <table:table-cell table:formula="of:=([.M20]+[.O20])/2" office:value-type="float" office:value="581.824538461538" calcext:value-type="float">
            <text:p>581,82</text:p>
          </table:table-cell>
          <table:table-cell office:value-type="float" office:value="0" calcext:value-type="float">
            <text:p>0</text:p>
          </table:table-cell>
          <table:table-cell table:formula="of:=[.Q20]/[.$Q$26]" office:value-type="float" office:value="0" calcext:value-type="float">
            <text:p>0,0000</text:p>
          </table:table-cell>
          <table:table-cell table:formula="of:=[.Q20]+[.S19]" office:value-type="float" office:value="29" calcext:value-type="float">
            <text:p>29</text:p>
          </table:table-cell>
          <table:table-cell table:formula="of:=[.R20]+[.T19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49.959" calcext:value-type="float">
            <text:p>349,96</text:p>
          </table:table-cell>
          <table:table-cell table:style-name="ce5" office:value-type="float" office:value="353.701" calcext:value-type="float">
            <text:p>353,70</text:p>
          </table:table-cell>
          <table:table-cell table:number-columns-repeated="3"/>
          <table:table-cell office:value-type="float" office:value="349.475" calcext:value-type="float">
            <text:p>349,48</text:p>
          </table:table-cell>
          <table:table-cell table:formula="of:=[.G21]/[.$G$34]" office:value-type="float" office:value="0.0286633312027724" calcext:value-type="float">
            <text:p>0,0287</text:p>
          </table:table-cell>
          <table:table-cell table:formula="of:=[.G21]+[.I20]" office:value-type="float" office:value="7969.546" calcext:value-type="float">
            <text:p>7.969,55</text:p>
          </table:table-cell>
          <table:table-cell table:formula="of:=[.H21]+[.J20]" office:value-type="float" office:value="0.653648291104455" calcext:value-type="float">
            <text:p>0,6536</text:p>
          </table:table-cell>
          <table:table-cell table:style-name="ce20"/>
          <table:table-cell table:style-name="ce22" office:value-type="float" office:value="10" calcext:value-type="float">
            <text:p>10</text:p>
          </table:table-cell>
          <table:table-cell table:formula="of:=[.O20]" office:value-type="float" office:value="596.346384615385" calcext:value-type="float">
            <text:p>596,35</text:p>
          </table:table-cell>
          <table:table-cell office:value-type="string" calcext:value-type="string">
            <text:p>--|</text:p>
          </table:table-cell>
          <table:table-cell table:formula="of:=[.O20]+[.$N$8]" office:value-type="float" office:value="625.390076923077" calcext:value-type="float">
            <text:p>625,39</text:p>
          </table:table-cell>
          <table:table-cell table:formula="of:=([.M21]+[.O21])/2" office:value-type="float" office:value="610.868230769231" calcext:value-type="float">
            <text:p>610,87</text:p>
          </table:table-cell>
          <table:table-cell office:value-type="float" office:value="0" calcext:value-type="float">
            <text:p>0</text:p>
          </table:table-cell>
          <table:table-cell table:formula="of:=[.Q21]/[.$Q$26]" office:value-type="float" office:value="0" calcext:value-type="float">
            <text:p>0,0000</text:p>
          </table:table-cell>
          <table:table-cell table:formula="of:=[.Q21]+[.S20]" office:value-type="float" office:value="29" calcext:value-type="float">
            <text:p>29</text:p>
          </table:table-cell>
          <table:table-cell table:formula="of:=[.R21]+[.T20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49.475" calcext:value-type="float">
            <text:p>349,48</text:p>
          </table:table-cell>
          <table:table-cell table:style-name="ce5" office:value-type="float" office:value="356.248" calcext:value-type="float">
            <text:p>356,25</text:p>
          </table:table-cell>
          <table:table-cell table:number-columns-repeated="3"/>
          <table:table-cell office:value-type="float" office:value="350.129" calcext:value-type="float">
            <text:p>350,13</text:p>
          </table:table-cell>
          <table:table-cell table:formula="of:=[.G22]/[.$G$34]" office:value-type="float" office:value="0.028716971144418" calcext:value-type="float">
            <text:p>0,0287</text:p>
          </table:table-cell>
          <table:table-cell table:formula="of:=[.G22]+[.I21]" office:value-type="float" office:value="8319.675" calcext:value-type="float">
            <text:p>8.319,68</text:p>
          </table:table-cell>
          <table:table-cell table:formula="of:=[.H22]+[.J21]" office:value-type="float" office:value="0.682365262248873" calcext:value-type="float">
            <text:p>0,6824</text:p>
          </table:table-cell>
          <table:table-cell table:style-name="ce20"/>
          <table:table-cell table:style-name="ce22" office:value-type="float" office:value="11" calcext:value-type="float">
            <text:p>11</text:p>
          </table:table-cell>
          <table:table-cell table:formula="of:=[.O21]" office:value-type="float" office:value="625.390076923077" calcext:value-type="float">
            <text:p>625,39</text:p>
          </table:table-cell>
          <table:table-cell office:value-type="string" calcext:value-type="string">
            <text:p>--|</text:p>
          </table:table-cell>
          <table:table-cell table:formula="of:=[.O21]+[.$N$8]" office:value-type="float" office:value="654.433769230769" calcext:value-type="float">
            <text:p>654,43</text:p>
          </table:table-cell>
          <table:table-cell table:formula="of:=([.M22]+[.O22])/2" office:value-type="float" office:value="639.911923076923" calcext:value-type="float">
            <text:p>639,91</text:p>
          </table:table-cell>
          <table:table-cell office:value-type="float" office:value="0" calcext:value-type="float">
            <text:p>0</text:p>
          </table:table-cell>
          <table:table-cell table:formula="of:=[.Q22]/[.$Q$26]" office:value-type="float" office:value="0" calcext:value-type="float">
            <text:p>0,0000</text:p>
          </table:table-cell>
          <table:table-cell table:formula="of:=[.Q22]+[.S21]" office:value-type="float" office:value="29" calcext:value-type="float">
            <text:p>29</text:p>
          </table:table-cell>
          <table:table-cell table:formula="of:=[.R22]+[.T21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0.129" calcext:value-type="float">
            <text:p>350,13</text:p>
          </table:table-cell>
          <table:table-cell table:style-name="ce5" office:value-type="float" office:value="356.34" calcext:value-type="float">
            <text:p>356,34</text:p>
          </table:table-cell>
          <table:table-cell table:number-columns-repeated="3"/>
          <table:table-cell office:value-type="float" office:value="350.166" calcext:value-type="float">
            <text:p>350,17</text:p>
          </table:table-cell>
          <table:table-cell table:formula="of:=[.G23]/[.$G$34]" office:value-type="float" office:value="0.0287200058200157" calcext:value-type="float">
            <text:p>0,0287</text:p>
          </table:table-cell>
          <table:table-cell table:formula="of:=[.G23]+[.I22]" office:value-type="float" office:value="8669.841" calcext:value-type="float">
            <text:p>8.669,84</text:p>
          </table:table-cell>
          <table:table-cell table:formula="of:=[.H23]+[.J22]" office:value-type="float" office:value="0.711085268068889" calcext:value-type="float">
            <text:p>0,7111</text:p>
          </table:table-cell>
          <table:table-cell table:style-name="ce20"/>
          <table:table-cell table:style-name="ce22" office:value-type="float" office:value="12" calcext:value-type="float">
            <text:p>12</text:p>
          </table:table-cell>
          <table:table-cell table:formula="of:=[.O22]" office:value-type="float" office:value="654.433769230769" calcext:value-type="float">
            <text:p>654,43</text:p>
          </table:table-cell>
          <table:table-cell office:value-type="string" calcext:value-type="string">
            <text:p>--|</text:p>
          </table:table-cell>
          <table:table-cell table:formula="of:=[.O22]+[.$N$8]" office:value-type="float" office:value="683.477461538461" calcext:value-type="float">
            <text:p>683,48</text:p>
          </table:table-cell>
          <table:table-cell table:formula="of:=([.M23]+[.O23])/2" office:value-type="float" office:value="668.955615384615" calcext:value-type="float">
            <text:p>668,96</text:p>
          </table:table-cell>
          <table:table-cell office:value-type="float" office:value="0" calcext:value-type="float">
            <text:p>0</text:p>
          </table:table-cell>
          <table:table-cell table:formula="of:=[.Q23]/[.$Q$26]" office:value-type="float" office:value="0" calcext:value-type="float">
            <text:p>0,0000</text:p>
          </table:table-cell>
          <table:table-cell table:formula="of:=[.Q23]+[.S22]" office:value-type="float" office:value="29" calcext:value-type="float">
            <text:p>29</text:p>
          </table:table-cell>
          <table:table-cell table:formula="of:=[.R23]+[.T22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0.166" calcext:value-type="float">
            <text:p>350,17</text:p>
          </table:table-cell>
          <table:table-cell table:style-name="ce5" office:value-type="float" office:value="367.382" calcext:value-type="float">
            <text:p>367,38</text:p>
          </table:table-cell>
          <table:table-cell table:number-columns-repeated="3"/>
          <table:table-cell office:value-type="float" office:value="354.716" calcext:value-type="float">
            <text:p>354,72</text:p>
          </table:table-cell>
          <table:table-cell table:formula="of:=[.G24]/[.$G$34]" office:value-type="float" office:value="0.0290931889002721" calcext:value-type="float">
            <text:p>0,0291</text:p>
          </table:table-cell>
          <table:table-cell table:formula="of:=[.G24]+[.I23]" office:value-type="float" office:value="9024.557" calcext:value-type="float">
            <text:p>9.024,56</text:p>
          </table:table-cell>
          <table:table-cell table:formula="of:=[.H24]+[.J23]" office:value-type="float" office:value="0.740178456969161" calcext:value-type="float">
            <text:p>0,7402</text:p>
          </table:table-cell>
          <table:table-cell table:style-name="ce20"/>
          <table:table-cell table:style-name="ce22" office:value-type="float" office:value="13" calcext:value-type="float">
            <text:p>13</text:p>
          </table:table-cell>
          <table:table-cell table:formula="of:=[.O23]" office:value-type="float" office:value="683.477461538461" calcext:value-type="float">
            <text:p>683,48</text:p>
          </table:table-cell>
          <table:table-cell office:value-type="string" calcext:value-type="string">
            <text:p>--|</text:p>
          </table:table-cell>
          <table:table-cell table:formula="of:=[.O23]+[.$N$8]" office:value-type="float" office:value="712.521153846154" calcext:value-type="float">
            <text:p>712,52</text:p>
          </table:table-cell>
          <table:table-cell table:formula="of:=([.M24]+[.O24])/2" office:value-type="float" office:value="697.999307692307" calcext:value-type="float">
            <text:p>698,00</text:p>
          </table:table-cell>
          <table:table-cell office:value-type="float" office:value="0" calcext:value-type="float">
            <text:p>0</text:p>
          </table:table-cell>
          <table:table-cell table:formula="of:=[.Q24]/[.$Q$26]" office:value-type="float" office:value="0" calcext:value-type="float">
            <text:p>0,0000</text:p>
          </table:table-cell>
          <table:table-cell table:formula="of:=[.Q24]+[.S23]" office:value-type="float" office:value="29" calcext:value-type="float">
            <text:p>29</text:p>
          </table:table-cell>
          <table:table-cell table:formula="of:=[.R24]+[.T23]" office:value-type="float" office:value="0.966666666666667" calcext:value-type="float">
            <text:p>0,9667</text:p>
          </table:table-cell>
        </table:table-row>
        <table:table-row table:style-name="ro1">
          <table:table-cell/>
          <table:table-cell table:style-name="ce5" office:value-type="float" office:value="354.716" calcext:value-type="float">
            <text:p>354,72</text:p>
          </table:table-cell>
          <table:table-cell table:style-name="ce5" office:value-type="float" office:value="356.191" calcext:value-type="float">
            <text:p>356,19</text:p>
          </table:table-cell>
          <table:table-cell table:number-columns-repeated="3"/>
          <table:table-cell office:value-type="float" office:value="354.768" calcext:value-type="float">
            <text:p>354,77</text:p>
          </table:table-cell>
          <table:table-cell table:formula="of:=[.G25]/[.$G$34]" office:value-type="float" office:value="0.0290974538497608" calcext:value-type="float">
            <text:p>0,0291</text:p>
          </table:table-cell>
          <table:table-cell table:formula="of:=[.G25]+[.I24]" office:value-type="float" office:value="9379.325" calcext:value-type="float">
            <text:p>9.379,33</text:p>
          </table:table-cell>
          <table:table-cell table:formula="of:=[.H25]+[.J24]" office:value-type="float" office:value="0.769275910818922" calcext:value-type="float">
            <text:p>0,7693</text:p>
          </table:table-cell>
          <table:table-cell/>
          <table:table-cell table:style-name="ce22" office:value-type="float" office:value="14" calcext:value-type="float">
            <text:p>14</text:p>
          </table:table-cell>
          <table:table-cell table:formula="of:=[.O24]" office:value-type="float" office:value="712.521153846154" calcext:value-type="float">
            <text:p>712,52</text:p>
          </table:table-cell>
          <table:table-cell office:value-type="string" calcext:value-type="string">
            <text:p>--|</text:p>
          </table:table-cell>
          <table:table-cell table:formula="of:=[.O24]+[.$N$8]" office:value-type="float" office:value="741.564846153846" calcext:value-type="float">
            <text:p>741,56</text:p>
          </table:table-cell>
          <table:table-cell table:formula="of:=([.M25]+[.O25])/2" office:value-type="float" office:value="727.043" calcext:value-type="float">
            <text:p>727,04</text:p>
          </table:table-cell>
          <table:table-cell office:value-type="float" office:value="1" calcext:value-type="float">
            <text:p>1</text:p>
          </table:table-cell>
          <table:table-cell table:formula="of:=[.Q25]/[.$Q$26]" office:value-type="float" office:value="0.0333333333333333" calcext:value-type="float">
            <text:p>0,0333</text:p>
          </table:table-cell>
          <table:table-cell table:formula="of:=[.Q25]+[.S24]" office:value-type="float" office:value="30" calcext:value-type="float">
            <text:p>30</text:p>
          </table:table-cell>
          <table:table-cell table:style-name="ce31" table:formula="of:=[.R25]+[.T2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" office:value-type="float" office:value="354.768" calcext:value-type="float">
            <text:p>354,77</text:p>
          </table:table-cell>
          <table:table-cell table:style-name="ce5" office:value-type="float" office:value="357.152" calcext:value-type="float">
            <text:p>357,15</text:p>
          </table:table-cell>
          <table:table-cell table:number-columns-repeated="3"/>
          <table:table-cell office:value-type="float" office:value="350.351" calcext:value-type="float">
            <text:p>350,35</text:p>
          </table:table-cell>
          <table:table-cell table:formula="of:=[.G26]/[.$G$34]" office:value-type="float" office:value="0.0287351791980041" calcext:value-type="float">
            <text:p>0,0287</text:p>
          </table:table-cell>
          <table:table-cell table:formula="of:=[.G26]+[.I25]" office:value-type="float" office:value="9729.676" calcext:value-type="float">
            <text:p>9.729,68</text:p>
          </table:table-cell>
          <table:table-cell table:formula="of:=[.H26]+[.J25]" office:value-type="float" office:value="0.798011090016926" calcext:value-type="float">
            <text:p>0,7980</text:p>
          </table:table-cell>
          <table:table-cell table:number-columns-repeated="2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12:.Q25])" office:value-type="float" office:value="30" calcext:value-type="float">
            <text:p>30</text:p>
          </table:table-cell>
          <table:table-cell table:style-name="ce13" table:formula="of:=SUM([.R12:.R25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/>
          <table:table-cell table:style-name="ce5" office:value-type="float" office:value="350.351" calcext:value-type="float">
            <text:p>350,35</text:p>
          </table:table-cell>
          <table:table-cell table:style-name="ce5" office:value-type="float" office:value="359.267" calcext:value-type="float">
            <text:p>359,27</text:p>
          </table:table-cell>
          <table:table-cell table:number-columns-repeated="3"/>
          <table:table-cell office:value-type="float" office:value="353.006" calcext:value-type="float">
            <text:p>353,01</text:p>
          </table:table-cell>
          <table:table-cell table:formula="of:=[.G27]/[.$G$34]" office:value-type="float" office:value="0.0289529376767032" calcext:value-type="float">
            <text:p>0,0290</text:p>
          </table:table-cell>
          <table:table-cell table:formula="of:=[.G27]+[.I26]" office:value-type="float" office:value="10082.682" calcext:value-type="float">
            <text:p>10.082,68</text:p>
          </table:table-cell>
          <table:table-cell table:formula="of:=[.H27]+[.J26]" office:value-type="float" office:value="0.826964027693629" calcext:value-type="float">
            <text:p>0,8270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3.006" calcext:value-type="float">
            <text:p>353,01</text:p>
          </table:table-cell>
          <table:table-cell table:style-name="ce5" office:value-type="float" office:value="359.18" calcext:value-type="float">
            <text:p>359,18</text:p>
          </table:table-cell>
          <table:table-cell table:number-columns-repeated="3"/>
          <table:table-cell office:value-type="float" office:value="354.617" calcext:value-type="float">
            <text:p>354,62</text:p>
          </table:table-cell>
          <table:table-cell table:formula="of:=[.G28]/[.$G$34]" office:value-type="float" office:value="0.0290850690925918" calcext:value-type="float">
            <text:p>0,0291</text:p>
          </table:table-cell>
          <table:table-cell table:formula="of:=[.G28]+[.I27]" office:value-type="float" office:value="10437.299" calcext:value-type="float">
            <text:p>10.437,30</text:p>
          </table:table-cell>
          <table:table-cell table:formula="of:=[.H28]+[.J27]" office:value-type="float" office:value="0.856049096786221" calcext:value-type="float">
            <text:p>0,8560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4.617" calcext:value-type="float">
            <text:p>354,62</text:p>
          </table:table-cell>
          <table:table-cell table:style-name="ce5" office:value-type="float" office:value="358.185" calcext:value-type="float">
            <text:p>358,19</text:p>
          </table:table-cell>
          <table:table-cell table:number-columns-repeated="3"/>
          <table:table-cell office:value-type="float" office:value="352.828" calcext:value-type="float">
            <text:p>352,83</text:p>
          </table:table-cell>
          <table:table-cell table:formula="of:=[.G29]/[.$G$34]" office:value-type="float" office:value="0.0289383384265305" calcext:value-type="float">
            <text:p>0,0289</text:p>
          </table:table-cell>
          <table:table-cell table:formula="of:=[.G29]+[.I28]" office:value-type="float" office:value="10790.127" calcext:value-type="float">
            <text:p>10.790,13</text:p>
          </table:table-cell>
          <table:table-cell table:formula="of:=[.H29]+[.J28]" office:value-type="float" office:value="0.884987435212752" calcext:value-type="float">
            <text:p>0,8850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2.828" calcext:value-type="float">
            <text:p>352,83</text:p>
          </table:table-cell>
          <table:table-cell table:style-name="ce5" office:value-type="float" office:value="357.628" calcext:value-type="float">
            <text:p>357,63</text:p>
          </table:table-cell>
          <table:table-cell table:number-columns-repeated="3"/>
          <table:table-cell office:value-type="float" office:value="351.101" calcext:value-type="float">
            <text:p>351,10</text:p>
          </table:table-cell>
          <table:table-cell table:formula="of:=[.G30]/[.$G$34]" office:value-type="float" office:value="0.0287966928925519" calcext:value-type="float">
            <text:p>0,0288</text:p>
          </table:table-cell>
          <table:table-cell table:formula="of:=[.G30]+[.I29]" office:value-type="float" office:value="11141.228" calcext:value-type="float">
            <text:p>11.141,23</text:p>
          </table:table-cell>
          <table:table-cell table:formula="of:=[.H30]+[.J29]" office:value-type="float" office:value="0.913784128105304" calcext:value-type="float">
            <text:p>0,913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1.101" calcext:value-type="float">
            <text:p>351,10</text:p>
          </table:table-cell>
          <table:table-cell table:style-name="ce5" office:value-type="float" office:value="357.849" calcext:value-type="float">
            <text:p>357,85</text:p>
          </table:table-cell>
          <table:table-cell table:number-columns-repeated="3"/>
          <table:table-cell office:value-type="float" office:value="351.07" calcext:value-type="float">
            <text:p>351,07</text:p>
          </table:table-cell>
          <table:table-cell table:formula="of:=[.G31]/[.$G$34]" office:value-type="float" office:value="0.0287941503265106" calcext:value-type="float">
            <text:p>0,0288</text:p>
          </table:table-cell>
          <table:table-cell table:formula="of:=[.G31]+[.I30]" office:value-type="float" office:value="11492.298" calcext:value-type="float">
            <text:p>11.492,30</text:p>
          </table:table-cell>
          <table:table-cell table:formula="of:=[.H31]+[.J30]" office:value-type="float" office:value="0.942578278431814" calcext:value-type="float">
            <text:p>0,9426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1.07" calcext:value-type="float">
            <text:p>351,07</text:p>
          </table:table-cell>
          <table:table-cell table:style-name="ce5" office:value-type="float" office:value="358.153" calcext:value-type="float">
            <text:p>358,15</text:p>
          </table:table-cell>
          <table:table-cell table:number-columns-repeated="3"/>
          <table:table-cell office:value-type="float" office:value="350.182" calcext:value-type="float">
            <text:p>350,18</text:p>
          </table:table-cell>
          <table:table-cell table:formula="of:=[.G32]/[.$G$34]" office:value-type="float" office:value="0.028721318112166" calcext:value-type="float">
            <text:p>0,0287</text:p>
          </table:table-cell>
          <table:table-cell table:formula="of:=[.G32]+[.I31]" office:value-type="float" office:value="11842.48" calcext:value-type="float">
            <text:p>11.842,48</text:p>
          </table:table-cell>
          <table:table-cell table:formula="of:=[.H32]+[.J31]" office:value-type="float" office:value="0.97129959654398" calcext:value-type="float">
            <text:p>0,9713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50.182" calcext:value-type="float">
            <text:p>350,18</text:p>
          </table:table-cell>
          <table:table-cell table:style-name="ce5" office:value-type="float" office:value="355.68" calcext:value-type="float">
            <text:p>355,68</text:p>
          </table:table-cell>
          <table:table-cell table:number-columns-repeated="3"/>
          <table:table-cell office:value-type="float" office:value="349.927" calcext:value-type="float">
            <text:p>349,93</text:p>
          </table:table-cell>
          <table:table-cell table:formula="of:=[.G33]/[.$G$34]" office:value-type="float" office:value="0.0287004034560198" calcext:value-type="float">
            <text:p>0,0287</text:p>
          </table:table-cell>
          <table:table-cell table:formula="of:=[.G33]+[.I32]" office:value-type="float" office:value="12192.407" calcext:value-type="float">
            <text:p>12.192,41</text:p>
          </table:table-cell>
          <table:table-cell table:style-name="ce17" table:formula="of:=[.H33]+[.J32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/>
          <table:table-cell table:style-name="ce5" office:value-type="float" office:value="349.927" calcext:value-type="float">
            <text:p>349,93</text:p>
          </table:table-cell>
          <table:table-cell table:style-name="ce5" office:value-type="float" office:value="354.067" calcext:value-type="float">
            <text:p>354,07</text:p>
          </table:table-cell>
          <table:table-cell table:number-columns-repeated="2"/>
          <table:table-cell table:style-name="ce10" office:value-type="string" calcext:value-type="string">
            <text:p>TOTAL</text:p>
          </table:table-cell>
          <table:table-cell table:style-name="ce12" table:formula="of:=SUM([.G4:.G33])" office:value-type="float" office:value="12192.407" calcext:value-type="float">
            <text:p>12192,41</text:p>
          </table:table-cell>
          <table:table-cell table:style-name="ce15" table:formula="of:=SUM([.H4:.H33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  <table:table-row table:style-name="ro1">
          <table:table-cell table:style-name="ce1"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1">
          <table:table-cell table:number-columns-repeated="5"/>
          <table:table-cell table:style-name="Default" table:number-columns-repeated="5"/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5"/>
          <table:table-cell table:style-name="ce7" office:value-type="string" calcext:value-type="string" table:number-columns-spanned="15" table:number-rows-spanned="1">
            <text:p>read/write</text:p>
          </table:table-cell>
          <table:covered-table-cell table:number-columns-repeated="4" table:style-name="Default"/>
          <table:covered-table-cell table:number-columns-repeated="2"/>
          <table:covered-table-cell table:number-columns-repeated="8" table:style-name="Default"/>
        </table:table-row>
        <table:table-row table:style-name="ro1">
          <table:table-cell table:number-columns-repeated="5"/>
          <table:table-cell table:style-name="ce8"/>
          <table:table-cell table:style-name="ce44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  <table:table-cell table:style-name="ce19" table:number-columns-repeated="9"/>
          <table:table-cell table:style-name="ce28"/>
        </table:table-row>
        <table:table-row table:style-name="ro1">
          <table:table-cell table:number-columns-repeated="6"/>
          <table:table-cell office:value-type="float" office:value="469.539" calcext:value-type="float">
            <text:p>469,54</text:p>
          </table:table-cell>
          <table:table-cell table:formula="of:=[.G39]/[.$G$69]" office:value-type="float" office:value="0.0387610920160599" calcext:value-type="float">
            <text:p>0,0388</text:p>
          </table:table-cell>
          <table:table-cell table:formula="of:=[.G39]" office:value-type="float" office:value="469.539" calcext:value-type="float">
            <text:p>469,54</text:p>
          </table:table-cell>
          <table:table-cell table:formula="of:=[.H39]" office:value-type="float" office:value="0.0387610920160599" calcext:value-type="float">
            <text:p>0,0388</text:p>
          </table:table-cell>
          <table:table-cell table:number-columns-repeated="2"/>
          <table:table-cell table:style-name="Default" office:value-type="string" calcext:value-type="string">
            <text:p>MAX</text:p>
          </table:table-cell>
          <table:table-cell table:style-name="Default" table:formula="of:=MAX([.C5:.C34])" office:value-type="float" office:value="630.51" calcext:value-type="float">
            <text:p>630,51</text:p>
          </table:table-cell>
          <table:table-cell table:style-name="Default"/>
          <table:table-cell table:style-name="Default" office:value-type="string" calcext:value-type="string">
            <text:p>Moda</text:p>
          </table:table-cell>
          <table:table-cell table:style-name="Default" table:formula="of:=MODE([.Q47:.Q61])" office:value-type="float" office:value="0" calcext:value-type="float">
            <text:p>0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69.063" calcext:value-type="float">
            <text:p>469,06</text:p>
          </table:table-cell>
          <table:table-cell table:formula="of:=[.G40]/[.$G$69]" office:value-type="float" office:value="0.0387217975595831" calcext:value-type="float">
            <text:p>0,0387</text:p>
          </table:table-cell>
          <table:table-cell table:formula="of:=[.G40]+[.I39]" office:value-type="float" office:value="938.602" calcext:value-type="float">
            <text:p>938,60</text:p>
          </table:table-cell>
          <table:table-cell table:formula="of:=[.H40]+[.J39]" office:value-type="float" office:value="0.077482889575643" calcext:value-type="float">
            <text:p>0,0775</text:p>
          </table:table-cell>
          <table:table-cell table:number-columns-repeated="2"/>
          <table:table-cell table:style-name="Default" office:value-type="string" calcext:value-type="string">
            <text:p>MIN</text:p>
          </table:table-cell>
          <table:table-cell table:style-name="Default" table:formula="of:=MIN([.C5:.C34])" office:value-type="float" office:value="353.701" calcext:value-type="float">
            <text:p>353,701</text:p>
          </table:table-cell>
          <table:table-cell table:style-name="Default"/>
          <table:table-cell table:style-name="Default" office:value-type="string" calcext:value-type="string">
            <text:p>Mediana</text:p>
          </table:table-cell>
          <table:table-cell table:style-name="Default" table:formula="of:=MEDIAN([.Q47:.Q61])" office:value-type="float" office:value="1" calcext:value-type="float">
            <text:p>1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6"/>
          <table:table-cell office:value-type="float" office:value="493.14" calcext:value-type="float">
            <text:p>493,14</text:p>
          </table:table-cell>
          <table:table-cell table:formula="of:=[.G41]/[.$G$69]" office:value-type="float" office:value="0.0407093871154468" calcext:value-type="float">
            <text:p>0,0407</text:p>
          </table:table-cell>
          <table:table-cell table:formula="of:=[.G41]+[.I40]" office:value-type="float" office:value="1431.742" calcext:value-type="float">
            <text:p>1.431,74</text:p>
          </table:table-cell>
          <table:table-cell table:formula="of:=[.H41]+[.J40]" office:value-type="float" office:value="0.11819227669109" calcext:value-type="float">
            <text:p>0,1182</text:p>
          </table:table-cell>
          <table:table-cell table:number-columns-repeated="2"/>
          <table:table-cell table:style-name="Default" office:value-type="string" calcext:value-type="string">
            <text:p>A</text:p>
          </table:table-cell>
          <table:table-cell table:style-name="Default" table:formula="of:=[.N39]-[.N40]" office:value-type="float" office:value="276.809" calcext:value-type="float">
            <text:p>276,809</text:p>
          </table:table-cell>
          <table:table-cell table:style-name="Default"/>
          <table:table-cell table:style-name="Default" office:value-type="string" calcext:value-type="string">
            <text:p>Media</text:p>
          </table:table-cell>
          <table:table-cell table:style-name="ce60" table:formula="of:=AVERAGE([.Q48:.Q61])" office:value-type="float" office:value="2.14285714285714" calcext:value-type="float">
            <text:p>2,143</text:p>
          </table:table-cell>
          <table:table-cell table:style-name="Default" table:number-columns-repeated="2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61.354" calcext:value-type="float">
            <text:p>461,35</text:p>
          </table:table-cell>
          <table:table-cell table:formula="of:=[.G42]/[.$G$69]" office:value-type="float" office:value="0.0380854089776936" calcext:value-type="float">
            <text:p>0,0381</text:p>
          </table:table-cell>
          <table:table-cell table:formula="of:=[.G42]+[.I41]" office:value-type="float" office:value="1893.096" calcext:value-type="float">
            <text:p>1.893,10</text:p>
          </table:table-cell>
          <table:table-cell table:formula="of:=[.H42]+[.J41]" office:value-type="float" office:value="0.156277685668783" calcext:value-type="float">
            <text:p>0,1563</text:p>
          </table:table-cell>
          <table:table-cell table:number-columns-repeated="2"/>
          <table:table-cell table:style-name="Default" office:value-type="string" calcext:value-type="string">
            <text:p>K</text:p>
          </table:table-cell>
          <table:table-cell table:style-name="ce39" table:formula="of:=ROUND(1+3.3*LOG10([.G69]))" office:value-type="float" office:value="14" calcext:value-type="float">
            <text:p>14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office:value-type="float" office:value="499.829" calcext:value-type="float">
            <text:p>499,83</text:p>
          </table:table-cell>
          <table:table-cell table:formula="of:=[.G43]/[.$G$69]" office:value-type="float" office:value="0.0412615732906003" calcext:value-type="float">
            <text:p>0,0413</text:p>
          </table:table-cell>
          <table:table-cell table:formula="of:=[.G43]+[.I42]" office:value-type="float" office:value="2392.925" calcext:value-type="float">
            <text:p>2.392,93</text:p>
          </table:table-cell>
          <table:table-cell table:formula="of:=[.H43]+[.J42]" office:value-type="float" office:value="0.197539258959384" calcext:value-type="float">
            <text:p>0,1975</text:p>
          </table:table-cell>
          <table:table-cell table:number-columns-repeated="2"/>
          <table:table-cell table:style-name="Default" office:value-type="string" calcext:value-type="string">
            <text:p>h</text:p>
          </table:table-cell>
          <table:table-cell table:style-name="ce24" table:formula="of:=[.N41]/([.N42]-1)" office:value-type="float" office:value="21.293" calcext:value-type="float">
            <text:p>21,29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508.222" calcext:value-type="float">
            <text:p>508,22</text:p>
          </table:table-cell>
          <table:table-cell table:formula="of:=[.G44]/[.$G$69]" office:value-type="float" office:value="0.0419544270158304" calcext:value-type="float">
            <text:p>0,0420</text:p>
          </table:table-cell>
          <table:table-cell table:formula="of:=[.G44]+[.I43]" office:value-type="float" office:value="2901.147" calcext:value-type="float">
            <text:p>2.901,15</text:p>
          </table:table-cell>
          <table:table-cell table:formula="of:=[.H44]+[.J43]" office:value-type="float" office:value="0.239493685975214" calcext:value-type="float">
            <text:p>0,2395</text:p>
          </table:table-cell>
          <table:table-cell table:number-columns-repeated="2"/>
          <table:table-cell table:style-name="Default" office:value-type="string" calcext:value-type="string">
            <text:p>Li1</text:p>
          </table:table-cell>
          <table:table-cell table:style-name="ce24" table:formula="of:=[.N40]-([.N43]/2)" office:value-type="float" office:value="343.0545" calcext:value-type="float">
            <text:p>343,05</text:p>
          </table:table-cell>
          <table:table-cell table:style-name="Default" table:number-columns-repeated="5"/>
          <table:table-cell table:style-name="ce29"/>
        </table:table-row>
        <table:table-row table:style-name="ro1">
          <table:table-cell table:number-columns-repeated="6"/>
          <table:table-cell office:value-type="float" office:value="384.514" calcext:value-type="float">
            <text:p>384,51</text:p>
          </table:table-cell>
          <table:table-cell table:formula="of:=[.G45]/[.$G$69]" office:value-type="float" office:value="0.031742161003587" calcext:value-type="float">
            <text:p>0,0317</text:p>
          </table:table-cell>
          <table:table-cell table:formula="of:=[.G45]+[.I44]" office:value-type="float" office:value="3285.661" calcext:value-type="float">
            <text:p>3.285,66</text:p>
          </table:table-cell>
          <table:table-cell table:formula="of:=[.H45]+[.J44]" office:value-type="float" office:value="0.271235846978801" calcext:value-type="float">
            <text:p>0,2712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407.587" calcext:value-type="float">
            <text:p>407,59</text:p>
          </table:table-cell>
          <table:table-cell table:formula="of:=[.G46]/[.$G$69]" office:value-type="float" office:value="0.0336468689747812" calcext:value-type="float">
            <text:p>0,0336</text:p>
          </table:table-cell>
          <table:table-cell table:formula="of:=[.G46]+[.I45]" office:value-type="float" office:value="3693.248" calcext:value-type="float">
            <text:p>3.693,25</text:p>
          </table:table-cell>
          <table:table-cell table:formula="of:=[.H46]+[.J45]" office:value-type="float" office:value="0.304882715953582" calcext:value-type="float">
            <text:p>0,3049</text:p>
          </table:table-cell>
          <table:table-cell table:number-columns-repeated="2"/>
          <table:table-cell table:style-name="ce44" office:value-type="string" calcext:value-type="string" table:number-columns-spanned="3" table:number-rows-spanned="1">
            <text:p>read/write</text:p>
          </table:table-cell>
          <table:covered-table-cell table:number-columns-repeated="2" table:style-name="ce15"/>
          <table:table-cell table:style-name="ce13" office:value-type="string" calcext:value-type="string">
            <text:p>mi</text:p>
          </table:table-cell>
          <table:table-cell table:style-name="ce13" office:value-type="string" calcext:value-type="string">
            <text:p>fi</text:p>
          </table:table-cell>
          <table:table-cell table:style-name="ce13" office:value-type="string" calcext:value-type="string">
            <text:p>pi</text:p>
          </table:table-cell>
          <table:table-cell table:style-name="ce13" office:value-type="string" calcext:value-type="string">
            <text:p>Fi</text:p>
          </table:table-cell>
          <table:table-cell table:style-name="ce16" office:value-type="string" calcext:value-type="string">
            <text:p>Pi</text:p>
          </table:table-cell>
        </table:table-row>
        <table:table-row table:style-name="ro1">
          <table:table-cell table:number-columns-repeated="6"/>
          <table:table-cell office:value-type="float" office:value="439.315" calcext:value-type="float">
            <text:p>439,32</text:p>
          </table:table-cell>
          <table:table-cell table:formula="of:=[.G47]/[.$G$69]" office:value-type="float" office:value="0.0362660591325435" calcext:value-type="float">
            <text:p>0,0363</text:p>
          </table:table-cell>
          <table:table-cell table:formula="of:=[.G47]+[.I46]" office:value-type="float" office:value="4132.563" calcext:value-type="float">
            <text:p>4.132,56</text:p>
          </table:table-cell>
          <table:table-cell table:formula="of:=[.H47]+[.J46]" office:value-type="float" office:value="0.341148775086126" calcext:value-type="float">
            <text:p>0,3411</text:p>
          </table:table-cell>
          <table:table-cell table:number-columns-repeated="2"/>
          <table:table-cell office:value-type="float" office:value="0" calcext:value-type="float">
            <text:p>0,00</text:p>
          </table:table-cell>
          <table:table-cell office:value-type="string" calcext:value-type="string">
            <text:p>--|</text:p>
          </table:table-cell>
          <table:table-cell office:value-type="float" office:value="300" calcext:value-type="float">
            <text:p>300,00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,0000</text:p>
          </table:table-cell>
        </table:table-row>
        <table:table-row table:style-name="ro1">
          <table:table-cell table:number-columns-repeated="6"/>
          <table:table-cell office:value-type="float" office:value="630.51" calcext:value-type="float">
            <text:p>630,51</text:p>
          </table:table-cell>
          <table:table-cell table:formula="of:=[.G48]/[.$G$69]" office:value-type="float" office:value="0.0520494700696767" calcext:value-type="float">
            <text:p>0,0520</text:p>
          </table:table-cell>
          <table:table-cell table:formula="of:=[.G48]+[.I47]" office:value-type="float" office:value="4763.073" calcext:value-type="float">
            <text:p>4.763,07</text:p>
          </table:table-cell>
          <table:table-cell table:formula="of:=[.H48]+[.J47]" office:value-type="float" office:value="0.393198245155803" calcext:value-type="float">
            <text:p>0,3932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formula="of:=[.N44]" office:value-type="float" office:value="343.0545" calcext:value-type="float">
            <text:p>343,05</text:p>
          </table:table-cell>
          <table:table-cell office:value-type="string" calcext:value-type="string">
            <text:p>--|</text:p>
          </table:table-cell>
          <table:table-cell table:formula="of:=[.M48]+[.$N$43]" office:value-type="float" office:value="364.3475" calcext:value-type="float">
            <text:p>364,35</text:p>
          </table:table-cell>
          <table:table-cell table:formula="of:=([.M48]+[.O48])/2" office:value-type="float" office:value="353.701" calcext:value-type="float">
            <text:p>353,70</text:p>
          </table:table-cell>
          <table:table-cell table:number-matrix-columns-spanned="1" table:number-matrix-rows-spanned="14" table:formula="of:=FREQUENCY([.C5:.C34];[.O48:.O60])" office:value-type="float" office:value="13" calcext:value-type="float">
            <text:p>13</text:p>
          </table:table-cell>
          <table:table-cell table:formula="of:=[.Q48]/[.$Q$62]" office:value-type="float" office:value="0.433333333333333" calcext:value-type="float">
            <text:p>0,4333</text:p>
          </table:table-cell>
          <table:table-cell table:formula="of:=[.Q48]" office:value-type="float" office:value="13" calcext:value-type="float">
            <text:p>13</text:p>
          </table:table-cell>
          <table:table-cell table:formula="of:=[.R48]" office:value-type="float" office:value="0.433333333333333" calcext:value-type="float">
            <text:p>0,4333</text:p>
          </table:table-cell>
        </table:table-row>
        <table:table-row table:style-name="ro1">
          <table:table-cell table:number-columns-repeated="6"/>
          <table:table-cell office:value-type="float" office:value="366.064" calcext:value-type="float">
            <text:p>366,06</text:p>
          </table:table-cell>
          <table:table-cell table:formula="of:=[.G49]/[.$G$69]" office:value-type="float" office:value="0.0302190880582166" calcext:value-type="float">
            <text:p>0,0302</text:p>
          </table:table-cell>
          <table:table-cell table:formula="of:=[.G49]+[.I48]" office:value-type="float" office:value="5129.137" calcext:value-type="float">
            <text:p>5.129,14</text:p>
          </table:table-cell>
          <table:table-cell table:formula="of:=[.H49]+[.J48]" office:value-type="float" office:value="0.423417333214019" calcext:value-type="float">
            <text:p>0,4234</text:p>
          </table:table-cell>
          <table:table-cell/>
          <table:table-cell table:style-name="ce20" office:value-type="float" office:value="2" calcext:value-type="float">
            <text:p>2</text:p>
          </table:table-cell>
          <table:table-cell table:formula="of:=[.O48]" office:value-type="float" office:value="364.3475" calcext:value-type="float">
            <text:p>364,35</text:p>
          </table:table-cell>
          <table:table-cell office:value-type="string" calcext:value-type="string">
            <text:p>--|</text:p>
          </table:table-cell>
          <table:table-cell table:formula="of:=[.M49]+[.$N$43]" office:value-type="float" office:value="385.6405" calcext:value-type="float">
            <text:p>385,64</text:p>
          </table:table-cell>
          <table:table-cell table:formula="of:=([.M49]+[.O49])/2" office:value-type="float" office:value="374.994" calcext:value-type="float">
            <text:p>374,99</text:p>
          </table:table-cell>
          <table:table-cell office:value-type="float" office:value="5" calcext:value-type="float">
            <text:p>5</text:p>
          </table:table-cell>
          <table:table-cell table:formula="of:=[.Q49]/[.$Q$62]" office:value-type="float" office:value="0.166666666666667" calcext:value-type="float">
            <text:p>0,1667</text:p>
          </table:table-cell>
          <table:table-cell table:formula="of:=[.Q49]+[.S48]" office:value-type="float" office:value="18" calcext:value-type="float">
            <text:p>18</text:p>
          </table:table-cell>
          <table:table-cell table:formula="of:=[.R49]+[.T48]" office:value-type="float" office:value="0.6" calcext:value-type="float">
            <text:p>0,6000</text:p>
          </table:table-cell>
        </table:table-row>
        <table:table-row table:style-name="ro1">
          <table:table-cell table:number-columns-repeated="6"/>
          <table:table-cell office:value-type="float" office:value="371.895" calcext:value-type="float">
            <text:p>371,90</text:p>
          </table:table-cell>
          <table:table-cell table:formula="of:=[.G50]/[.$G$69]" office:value-type="float" office:value="0.0307004451500569" calcext:value-type="float">
            <text:p>0,0307</text:p>
          </table:table-cell>
          <table:table-cell table:formula="of:=[.G50]+[.I49]" office:value-type="float" office:value="5501.032" calcext:value-type="float">
            <text:p>5.501,03</text:p>
          </table:table-cell>
          <table:table-cell table:formula="of:=[.H50]+[.J49]" office:value-type="float" office:value="0.454117778364076" calcext:value-type="float">
            <text:p>0,4541</text:p>
          </table:table-cell>
          <table:table-cell/>
          <table:table-cell table:style-name="ce20" office:value-type="float" office:value="3" calcext:value-type="float">
            <text:p>3</text:p>
          </table:table-cell>
          <table:table-cell table:formula="of:=[.O49]" office:value-type="float" office:value="385.6405" calcext:value-type="float">
            <text:p>385,64</text:p>
          </table:table-cell>
          <table:table-cell office:value-type="string" calcext:value-type="string">
            <text:p>--|</text:p>
          </table:table-cell>
          <table:table-cell table:formula="of:=[.M50]+[.$N$43]" office:value-type="float" office:value="406.9335" calcext:value-type="float">
            <text:p>406,93</text:p>
          </table:table-cell>
          <table:table-cell table:formula="of:=([.M50]+[.O50])/2" office:value-type="float" office:value="396.287" calcext:value-type="float">
            <text:p>396,29</text:p>
          </table:table-cell>
          <table:table-cell office:value-type="float" office:value="2" calcext:value-type="float">
            <text:p>2</text:p>
          </table:table-cell>
          <table:table-cell table:formula="of:=[.Q50]/[.$Q$62]" office:value-type="float" office:value="0.0666666666666667" calcext:value-type="float">
            <text:p>0,0667</text:p>
          </table:table-cell>
          <table:table-cell table:formula="of:=[.Q50]+[.S49]" office:value-type="float" office:value="20" calcext:value-type="float">
            <text:p>20</text:p>
          </table:table-cell>
          <table:table-cell table:formula="of:=[.R50]+[.T49]" office:value-type="float" office:value="0.666666666666667" calcext:value-type="float">
            <text:p>0,6667</text:p>
          </table:table-cell>
        </table:table-row>
        <table:table-row table:style-name="ro1">
          <table:table-cell table:number-columns-repeated="6"/>
          <table:table-cell office:value-type="float" office:value="389.018" calcext:value-type="float">
            <text:p>389,02</text:p>
          </table:table-cell>
          <table:table-cell table:formula="of:=[.G51]/[.$G$69]" office:value-type="float" office:value="0.0321139724152916" calcext:value-type="float">
            <text:p>0,0321</text:p>
          </table:table-cell>
          <table:table-cell table:formula="of:=[.G51]+[.I50]" office:value-type="float" office:value="5890.05" calcext:value-type="float">
            <text:p>5.890,05</text:p>
          </table:table-cell>
          <table:table-cell table:formula="of:=[.H51]+[.J50]" office:value-type="float" office:value="0.486231750779368" calcext:value-type="float">
            <text:p>0,4862</text:p>
          </table:table-cell>
          <table:table-cell/>
          <table:table-cell table:style-name="ce20" office:value-type="float" office:value="4" calcext:value-type="float">
            <text:p>4</text:p>
          </table:table-cell>
          <table:table-cell table:formula="of:=[.O50]" office:value-type="float" office:value="406.9335" calcext:value-type="float">
            <text:p>406,93</text:p>
          </table:table-cell>
          <table:table-cell office:value-type="string" calcext:value-type="string">
            <text:p>--|</text:p>
          </table:table-cell>
          <table:table-cell table:formula="of:=[.M51]+[.$N$43]" office:value-type="float" office:value="428.2265" calcext:value-type="float">
            <text:p>428,23</text:p>
          </table:table-cell>
          <table:table-cell table:formula="of:=([.M51]+[.O51])/2" office:value-type="float" office:value="417.58" calcext:value-type="float">
            <text:p>417,58</text:p>
          </table:table-cell>
          <table:table-cell office:value-type="float" office:value="1" calcext:value-type="float">
            <text:p>1</text:p>
          </table:table-cell>
          <table:table-cell table:formula="of:=[.Q51]/[.$Q$62]" office:value-type="float" office:value="0.0333333333333333" calcext:value-type="float">
            <text:p>0,0333</text:p>
          </table:table-cell>
          <table:table-cell table:formula="of:=[.Q51]+[.S50]" office:value-type="float" office:value="21" calcext:value-type="float">
            <text:p>21</text:p>
          </table:table-cell>
          <table:table-cell table:formula="of:=[.R51]+[.T50]" office:value-type="float" office:value="0.7" calcext:value-type="float">
            <text:p>0,7000</text:p>
          </table:table-cell>
        </table:table-row>
        <table:table-row table:style-name="ro1">
          <table:table-cell table:number-columns-repeated="6"/>
          <table:table-cell office:value-type="float" office:value="382.082" calcext:value-type="float">
            <text:p>382,08</text:p>
          </table:table-cell>
          <table:table-cell table:formula="of:=[.G52]/[.$G$69]" office:value-type="float" office:value="0.0315413960494872" calcext:value-type="float">
            <text:p>0,0315</text:p>
          </table:table-cell>
          <table:table-cell table:formula="of:=[.G52]+[.I51]" office:value-type="float" office:value="6272.132" calcext:value-type="float">
            <text:p>6.272,13</text:p>
          </table:table-cell>
          <table:table-cell table:formula="of:=[.H52]+[.J51]" office:value-type="float" office:value="0.517773146828855" calcext:value-type="float">
            <text:p>0,5178</text:p>
          </table:table-cell>
          <table:table-cell/>
          <table:table-cell table:style-name="ce20" office:value-type="float" office:value="5" calcext:value-type="float">
            <text:p>5</text:p>
          </table:table-cell>
          <table:table-cell table:formula="of:=[.O51]" office:value-type="float" office:value="428.2265" calcext:value-type="float">
            <text:p>428,23</text:p>
          </table:table-cell>
          <table:table-cell office:value-type="string" calcext:value-type="string">
            <text:p>--|</text:p>
          </table:table-cell>
          <table:table-cell table:formula="of:=[.M52]+[.$N$43]" office:value-type="float" office:value="449.5195" calcext:value-type="float">
            <text:p>449,52</text:p>
          </table:table-cell>
          <table:table-cell table:formula="of:=([.M52]+[.O52])/2" office:value-type="float" office:value="438.873" calcext:value-type="float">
            <text:p>438,87</text:p>
          </table:table-cell>
          <table:table-cell office:value-type="float" office:value="2" calcext:value-type="float">
            <text:p>2</text:p>
          </table:table-cell>
          <table:table-cell table:formula="of:=[.Q52]/[.$Q$62]" office:value-type="float" office:value="0.0666666666666667" calcext:value-type="float">
            <text:p>0,0667</text:p>
          </table:table-cell>
          <table:table-cell table:formula="of:=[.Q52]+[.S51]" office:value-type="float" office:value="23" calcext:value-type="float">
            <text:p>23</text:p>
          </table:table-cell>
          <table:table-cell table:formula="of:=[.R52]+[.T51]" office:value-type="float" office:value="0.766666666666667" calcext:value-type="float">
            <text:p>0,7667</text:p>
          </table:table-cell>
        </table:table-row>
        <table:table-row table:style-name="ro1">
          <table:table-cell table:number-columns-repeated="6"/>
          <table:table-cell office:value-type="float" office:value="438.252" calcext:value-type="float">
            <text:p>438,25</text:p>
          </table:table-cell>
          <table:table-cell table:formula="of:=[.G53]/[.$G$69]" office:value-type="float" office:value="0.036178307016504" calcext:value-type="float">
            <text:p>0,0362</text:p>
          </table:table-cell>
          <table:table-cell table:formula="of:=[.G53]+[.I52]" office:value-type="float" office:value="6710.384" calcext:value-type="float">
            <text:p>6.710,38</text:p>
          </table:table-cell>
          <table:table-cell table:formula="of:=[.H53]+[.J52]" office:value-type="float" office:value="0.553951453845359" calcext:value-type="float">
            <text:p>0,5540</text:p>
          </table:table-cell>
          <table:table-cell/>
          <table:table-cell table:style-name="ce20" office:value-type="float" office:value="6" calcext:value-type="float">
            <text:p>6</text:p>
          </table:table-cell>
          <table:table-cell table:formula="of:=[.O52]" office:value-type="float" office:value="449.5195" calcext:value-type="float">
            <text:p>449,52</text:p>
          </table:table-cell>
          <table:table-cell office:value-type="string" calcext:value-type="string">
            <text:p>--|</text:p>
          </table:table-cell>
          <table:table-cell table:formula="of:=[.M53]+[.$N$43]" office:value-type="float" office:value="470.8125" calcext:value-type="float">
            <text:p>470,81</text:p>
          </table:table-cell>
          <table:table-cell table:formula="of:=([.M53]+[.O53])/2" office:value-type="float" office:value="460.166" calcext:value-type="float">
            <text:p>460,17</text:p>
          </table:table-cell>
          <table:table-cell office:value-type="float" office:value="3" calcext:value-type="float">
            <text:p>3</text:p>
          </table:table-cell>
          <table:table-cell table:formula="of:=[.Q53]/[.$Q$62]" office:value-type="float" office:value="0.1" calcext:value-type="float">
            <text:p>0,1000</text:p>
          </table:table-cell>
          <table:table-cell table:formula="of:=[.Q53]+[.S52]" office:value-type="float" office:value="26" calcext:value-type="float">
            <text:p>26</text:p>
          </table:table-cell>
          <table:table-cell table:formula="of:=[.R53]+[.T52]" office:value-type="float" office:value="0.866666666666667" calcext:value-type="float">
            <text:p>0,8667</text:p>
          </table:table-cell>
        </table:table-row>
        <table:table-row table:style-name="ro1">
          <table:table-cell table:number-columns-repeated="6"/>
          <table:table-cell office:value-type="float" office:value="396.261" calcext:value-type="float">
            <text:p>396,26</text:p>
          </table:table-cell>
          <table:table-cell table:formula="of:=[.G54]/[.$G$69]" office:value-type="float" office:value="0.0327118920544958" calcext:value-type="float">
            <text:p>0,0327</text:p>
          </table:table-cell>
          <table:table-cell table:formula="of:=[.G54]+[.I53]" office:value-type="float" office:value="7106.645" calcext:value-type="float">
            <text:p>7.106,65</text:p>
          </table:table-cell>
          <table:table-cell table:formula="of:=[.H54]+[.J53]" office:value-type="float" office:value="0.586663345899855" calcext:value-type="float">
            <text:p>0,5867</text:p>
          </table:table-cell>
          <table:table-cell/>
          <table:table-cell table:style-name="ce20" office:value-type="float" office:value="7" calcext:value-type="float">
            <text:p>7</text:p>
          </table:table-cell>
          <table:table-cell table:formula="of:=[.O53]" office:value-type="float" office:value="470.8125" calcext:value-type="float">
            <text:p>470,81</text:p>
          </table:table-cell>
          <table:table-cell office:value-type="string" calcext:value-type="string">
            <text:p>--|</text:p>
          </table:table-cell>
          <table:table-cell table:formula="of:=[.M54]+[.$N$43]" office:value-type="float" office:value="492.1055" calcext:value-type="float">
            <text:p>492,11</text:p>
          </table:table-cell>
          <table:table-cell table:formula="of:=([.M54]+[.O54])/2" office:value-type="float" office:value="481.459" calcext:value-type="float">
            <text:p>481,46</text:p>
          </table:table-cell>
          <table:table-cell office:value-type="float" office:value="0" calcext:value-type="float">
            <text:p>0</text:p>
          </table:table-cell>
          <table:table-cell table:formula="of:=[.Q54]/[.$Q$62]" office:value-type="float" office:value="0" calcext:value-type="float">
            <text:p>0,0000</text:p>
          </table:table-cell>
          <table:table-cell table:formula="of:=[.Q54]+[.S53]" office:value-type="float" office:value="26" calcext:value-type="float">
            <text:p>26</text:p>
          </table:table-cell>
          <table:table-cell table:formula="of:=[.R54]+[.T53]" office:value-type="float" office:value="0.866666666666667" calcext:value-type="float">
            <text:p>0,8667</text:p>
          </table:table-cell>
        </table:table-row>
        <table:table-row table:style-name="ro1">
          <table:table-cell table:number-columns-repeated="6"/>
          <table:table-cell office:value-type="float" office:value="353.701" calcext:value-type="float">
            <text:p>353,70</text:p>
          </table:table-cell>
          <table:table-cell table:formula="of:=[.G55]/[.$G$69]" office:value-type="float" office:value="0.0291985053577496" calcext:value-type="float">
            <text:p>0,0292</text:p>
          </table:table-cell>
          <table:table-cell table:formula="of:=[.G55]+[.I54]" office:value-type="float" office:value="7460.346" calcext:value-type="float">
            <text:p>7.460,35</text:p>
          </table:table-cell>
          <table:table-cell table:formula="of:=[.H55]+[.J54]" office:value-type="float" office:value="0.615861851257604" calcext:value-type="float">
            <text:p>0,6159</text:p>
          </table:table-cell>
          <table:table-cell/>
          <table:table-cell table:style-name="ce20" office:value-type="float" office:value="8" calcext:value-type="float">
            <text:p>8</text:p>
          </table:table-cell>
          <table:table-cell table:formula="of:=[.O54]" office:value-type="float" office:value="492.1055" calcext:value-type="float">
            <text:p>492,11</text:p>
          </table:table-cell>
          <table:table-cell office:value-type="string" calcext:value-type="string">
            <text:p>--|</text:p>
          </table:table-cell>
          <table:table-cell table:formula="of:=[.M55]+[.$N$43]" office:value-type="float" office:value="513.3985" calcext:value-type="float">
            <text:p>513,40</text:p>
          </table:table-cell>
          <table:table-cell table:formula="of:=([.M55]+[.O55])/2" office:value-type="float" office:value="502.752" calcext:value-type="float">
            <text:p>502,75</text:p>
          </table:table-cell>
          <table:table-cell office:value-type="float" office:value="3" calcext:value-type="float">
            <text:p>3</text:p>
          </table:table-cell>
          <table:table-cell table:formula="of:=[.Q55]/[.$Q$62]" office:value-type="float" office:value="0.1" calcext:value-type="float">
            <text:p>0,1000</text:p>
          </table:table-cell>
          <table:table-cell table:formula="of:=[.Q55]+[.S54]" office:value-type="float" office:value="29" calcext:value-type="float">
            <text:p>29</text:p>
          </table:table-cell>
          <table:table-cell table:formula="of:=[.R55]+[.T54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248" calcext:value-type="float">
            <text:p>356,25</text:p>
          </table:table-cell>
          <table:table-cell table:formula="of:=[.G56]/[.$G$69]" office:value-type="float" office:value="0.029408763720452" calcext:value-type="float">
            <text:p>0,0294</text:p>
          </table:table-cell>
          <table:table-cell table:formula="of:=[.G56]+[.I55]" office:value-type="float" office:value="7816.594" calcext:value-type="float">
            <text:p>7.816,59</text:p>
          </table:table-cell>
          <table:table-cell table:formula="of:=[.H56]+[.J55]" office:value-type="float" office:value="0.645270614978056" calcext:value-type="float">
            <text:p>0,6453</text:p>
          </table:table-cell>
          <table:table-cell/>
          <table:table-cell table:style-name="ce20" office:value-type="float" office:value="9" calcext:value-type="float">
            <text:p>9</text:p>
          </table:table-cell>
          <table:table-cell table:formula="of:=[.O55]" office:value-type="float" office:value="513.3985" calcext:value-type="float">
            <text:p>513,40</text:p>
          </table:table-cell>
          <table:table-cell office:value-type="string" calcext:value-type="string">
            <text:p>--|</text:p>
          </table:table-cell>
          <table:table-cell table:formula="of:=[.M56]+[.$N$43]" office:value-type="float" office:value="534.6915" calcext:value-type="float">
            <text:p>534,69</text:p>
          </table:table-cell>
          <table:table-cell table:formula="of:=([.M56]+[.O56])/2" office:value-type="float" office:value="524.045" calcext:value-type="float">
            <text:p>524,05</text:p>
          </table:table-cell>
          <table:table-cell office:value-type="float" office:value="0" calcext:value-type="float">
            <text:p>0</text:p>
          </table:table-cell>
          <table:table-cell table:formula="of:=[.Q56]/[.$Q$62]" office:value-type="float" office:value="0" calcext:value-type="float">
            <text:p>0,0000</text:p>
          </table:table-cell>
          <table:table-cell table:formula="of:=[.Q56]+[.S55]" office:value-type="float" office:value="29" calcext:value-type="float">
            <text:p>29</text:p>
          </table:table-cell>
          <table:table-cell table:formula="of:=[.R56]+[.T55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34" calcext:value-type="float">
            <text:p>356,34</text:p>
          </table:table-cell>
          <table:table-cell table:formula="of:=[.G57]/[.$G$69]" office:value-type="float" office:value="0.029416358447334" calcext:value-type="float">
            <text:p>0,0294</text:p>
          </table:table-cell>
          <table:table-cell table:formula="of:=[.G57]+[.I56]" office:value-type="float" office:value="8172.934" calcext:value-type="float">
            <text:p>8.172,93</text:p>
          </table:table-cell>
          <table:table-cell table:formula="of:=[.H57]+[.J56]" office:value-type="float" office:value="0.67468697342539" calcext:value-type="float">
            <text:p>0,6747</text:p>
          </table:table-cell>
          <table:table-cell/>
          <table:table-cell table:style-name="ce20" office:value-type="float" office:value="10" calcext:value-type="float">
            <text:p>10</text:p>
          </table:table-cell>
          <table:table-cell table:formula="of:=[.O56]" office:value-type="float" office:value="534.6915" calcext:value-type="float">
            <text:p>534,69</text:p>
          </table:table-cell>
          <table:table-cell office:value-type="string" calcext:value-type="string">
            <text:p>--|</text:p>
          </table:table-cell>
          <table:table-cell table:formula="of:=[.M57]+[.$N$43]" office:value-type="float" office:value="555.9845" calcext:value-type="float">
            <text:p>555,98</text:p>
          </table:table-cell>
          <table:table-cell table:formula="of:=([.M57]+[.O57])/2" office:value-type="float" office:value="545.338" calcext:value-type="float">
            <text:p>545,34</text:p>
          </table:table-cell>
          <table:table-cell office:value-type="float" office:value="0" calcext:value-type="float">
            <text:p>0</text:p>
          </table:table-cell>
          <table:table-cell table:formula="of:=[.Q57]/[.$Q$62]" office:value-type="float" office:value="0" calcext:value-type="float">
            <text:p>0,0000</text:p>
          </table:table-cell>
          <table:table-cell table:formula="of:=[.Q57]+[.S56]" office:value-type="float" office:value="29" calcext:value-type="float">
            <text:p>29</text:p>
          </table:table-cell>
          <table:table-cell table:formula="of:=[.R57]+[.T56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67.382" calcext:value-type="float">
            <text:p>367,38</text:p>
          </table:table-cell>
          <table:table-cell table:formula="of:=[.G58]/[.$G$69]" office:value-type="float" office:value="0.03032789077594" calcext:value-type="float">
            <text:p>0,0303</text:p>
          </table:table-cell>
          <table:table-cell table:formula="of:=[.G58]+[.I57]" office:value-type="float" office:value="8540.316" calcext:value-type="float">
            <text:p>8.540,32</text:p>
          </table:table-cell>
          <table:table-cell table:formula="of:=[.H58]+[.J57]" office:value-type="float" office:value="0.70501486420133" calcext:value-type="float">
            <text:p>0,7050</text:p>
          </table:table-cell>
          <table:table-cell/>
          <table:table-cell table:style-name="ce20" office:value-type="float" office:value="11" calcext:value-type="float">
            <text:p>11</text:p>
          </table:table-cell>
          <table:table-cell table:formula="of:=[.O57]" office:value-type="float" office:value="555.9845" calcext:value-type="float">
            <text:p>555,98</text:p>
          </table:table-cell>
          <table:table-cell office:value-type="string" calcext:value-type="string">
            <text:p>--|</text:p>
          </table:table-cell>
          <table:table-cell table:formula="of:=[.M58]+[.$N$43]" office:value-type="float" office:value="577.2775" calcext:value-type="float">
            <text:p>577,28</text:p>
          </table:table-cell>
          <table:table-cell table:formula="of:=([.M58]+[.O58])/2" office:value-type="float" office:value="566.631" calcext:value-type="float">
            <text:p>566,63</text:p>
          </table:table-cell>
          <table:table-cell office:value-type="float" office:value="0" calcext:value-type="float">
            <text:p>0</text:p>
          </table:table-cell>
          <table:table-cell table:formula="of:=[.Q58]/[.$Q$62]" office:value-type="float" office:value="0" calcext:value-type="float">
            <text:p>0,0000</text:p>
          </table:table-cell>
          <table:table-cell table:formula="of:=[.Q58]+[.S57]" office:value-type="float" office:value="29" calcext:value-type="float">
            <text:p>29</text:p>
          </table:table-cell>
          <table:table-cell table:formula="of:=[.R58]+[.T57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6.191" calcext:value-type="float">
            <text:p>356,19</text:p>
          </table:table-cell>
          <table:table-cell table:formula="of:=[.G59]/[.$G$69]" office:value-type="float" office:value="0.0294040582918403" calcext:value-type="float">
            <text:p>0,0294</text:p>
          </table:table-cell>
          <table:table-cell table:formula="of:=[.G59]+[.I58]" office:value-type="float" office:value="8896.507" calcext:value-type="float">
            <text:p>8.896,51</text:p>
          </table:table-cell>
          <table:table-cell table:formula="of:=[.H59]+[.J58]" office:value-type="float" office:value="0.73441892249317" calcext:value-type="float">
            <text:p>0,7344</text:p>
          </table:table-cell>
          <table:table-cell/>
          <table:table-cell table:style-name="ce20" office:value-type="float" office:value="12" calcext:value-type="float">
            <text:p>12</text:p>
          </table:table-cell>
          <table:table-cell table:formula="of:=[.O58]" office:value-type="float" office:value="577.2775" calcext:value-type="float">
            <text:p>577,28</text:p>
          </table:table-cell>
          <table:table-cell office:value-type="string" calcext:value-type="string">
            <text:p>--|</text:p>
          </table:table-cell>
          <table:table-cell table:formula="of:=[.M59]+[.$N$43]" office:value-type="float" office:value="598.5705" calcext:value-type="float">
            <text:p>598,57</text:p>
          </table:table-cell>
          <table:table-cell table:formula="of:=([.M59]+[.O59])/2" office:value-type="float" office:value="587.924" calcext:value-type="float">
            <text:p>587,92</text:p>
          </table:table-cell>
          <table:table-cell office:value-type="float" office:value="0" calcext:value-type="float">
            <text:p>0</text:p>
          </table:table-cell>
          <table:table-cell table:formula="of:=[.Q59]/[.$Q$62]" office:value-type="float" office:value="0" calcext:value-type="float">
            <text:p>0,0000</text:p>
          </table:table-cell>
          <table:table-cell table:formula="of:=[.Q59]+[.S58]" office:value-type="float" office:value="29" calcext:value-type="float">
            <text:p>29</text:p>
          </table:table-cell>
          <table:table-cell table:formula="of:=[.R59]+[.T58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7.152" calcext:value-type="float">
            <text:p>357,15</text:p>
          </table:table-cell>
          <table:table-cell table:formula="of:=[.G60]/[.$G$69]" office:value-type="float" office:value="0.0294833901672062" calcext:value-type="float">
            <text:p>0,0295</text:p>
          </table:table-cell>
          <table:table-cell table:formula="of:=[.G60]+[.I59]" office:value-type="float" office:value="9253.659" calcext:value-type="float">
            <text:p>9.253,66</text:p>
          </table:table-cell>
          <table:table-cell table:formula="of:=[.H60]+[.J59]" office:value-type="float" office:value="0.763902312660377" calcext:value-type="float">
            <text:p>0,7639</text:p>
          </table:table-cell>
          <table:table-cell/>
          <table:table-cell table:style-name="ce20" office:value-type="float" office:value="13" calcext:value-type="float">
            <text:p>13</text:p>
          </table:table-cell>
          <table:table-cell table:formula="of:=[.O59]" office:value-type="float" office:value="598.5705" calcext:value-type="float">
            <text:p>598,57</text:p>
          </table:table-cell>
          <table:table-cell office:value-type="string" calcext:value-type="string">
            <text:p>--|</text:p>
          </table:table-cell>
          <table:table-cell table:formula="of:=[.M60]+[.$N$43]" office:value-type="float" office:value="619.8635" calcext:value-type="float">
            <text:p>619,86</text:p>
          </table:table-cell>
          <table:table-cell table:formula="of:=([.M60]+[.O60])/2" office:value-type="float" office:value="609.217" calcext:value-type="float">
            <text:p>609,22</text:p>
          </table:table-cell>
          <table:table-cell office:value-type="float" office:value="0" calcext:value-type="float">
            <text:p>0</text:p>
          </table:table-cell>
          <table:table-cell table:formula="of:=[.Q60]/[.$Q$62]" office:value-type="float" office:value="0" calcext:value-type="float">
            <text:p>0,0000</text:p>
          </table:table-cell>
          <table:table-cell table:formula="of:=[.Q60]+[.S59]" office:value-type="float" office:value="29" calcext:value-type="float">
            <text:p>29</text:p>
          </table:table-cell>
          <table:table-cell table:formula="of:=[.R60]+[.T59]" office:value-type="float" office:value="0.966666666666667" calcext:value-type="float">
            <text:p>0,9667</text:p>
          </table:table-cell>
        </table:table-row>
        <table:table-row table:style-name="ro1">
          <table:table-cell table:number-columns-repeated="6"/>
          <table:table-cell office:value-type="float" office:value="359.267" calcext:value-type="float">
            <text:p>359,27</text:p>
          </table:table-cell>
          <table:table-cell table:formula="of:=[.G61]/[.$G$69]" office:value-type="float" office:value="0.0296579863341145" calcext:value-type="float">
            <text:p>0,0297</text:p>
          </table:table-cell>
          <table:table-cell table:formula="of:=[.G61]+[.I60]" office:value-type="float" office:value="9612.926" calcext:value-type="float">
            <text:p>9.612,93</text:p>
          </table:table-cell>
          <table:table-cell table:formula="of:=[.H61]+[.J60]" office:value-type="float" office:value="0.793560298994491" calcext:value-type="float">
            <text:p>0,7936</text:p>
          </table:table-cell>
          <table:table-cell/>
          <table:table-cell table:style-name="ce20" office:value-type="float" office:value="14" calcext:value-type="float">
            <text:p>14</text:p>
          </table:table-cell>
          <table:table-cell table:formula="of:=[.O60]" office:value-type="float" office:value="619.8635" calcext:value-type="float">
            <text:p>619,86</text:p>
          </table:table-cell>
          <table:table-cell office:value-type="string" calcext:value-type="string">
            <text:p>--|</text:p>
          </table:table-cell>
          <table:table-cell table:formula="of:=[.M61]+[.$N$43]" office:value-type="float" office:value="641.1565" calcext:value-type="float">
            <text:p>641,16</text:p>
          </table:table-cell>
          <table:table-cell table:formula="of:=([.M61]+[.O61])/2" office:value-type="float" office:value="630.51" calcext:value-type="float">
            <text:p>630,51</text:p>
          </table:table-cell>
          <table:table-cell office:value-type="float" office:value="1" calcext:value-type="float">
            <text:p>1</text:p>
          </table:table-cell>
          <table:table-cell table:formula="of:=[.Q61]/[.$Q$62]" office:value-type="float" office:value="0.0333333333333333" calcext:value-type="float">
            <text:p>0,0333</text:p>
          </table:table-cell>
          <table:table-cell table:formula="of:=[.Q61]+[.S60]" office:value-type="float" office:value="30" calcext:value-type="float">
            <text:p>30</text:p>
          </table:table-cell>
          <table:table-cell table:formula="of:=[.R61]+[.T60]" office:value-type="float" office:value="1" calcext:value-type="float">
            <text:p>1,0000</text:p>
          </table:table-cell>
        </table:table-row>
        <table:table-row table:style-name="ro1">
          <table:table-cell table:number-columns-repeated="6"/>
          <table:table-cell office:value-type="float" office:value="359.18" calcext:value-type="float">
            <text:p>359,18</text:p>
          </table:table-cell>
          <table:table-cell table:formula="of:=[.G62]/[.$G$69]" office:value-type="float" office:value="0.0296508043641282" calcext:value-type="float">
            <text:p>0,0297</text:p>
          </table:table-cell>
          <table:table-cell table:formula="of:=[.G62]+[.I61]" office:value-type="float" office:value="9972.106" calcext:value-type="float">
            <text:p>9.972,11</text:p>
          </table:table-cell>
          <table:table-cell table:formula="of:=[.H62]+[.J61]" office:value-type="float" office:value="0.823211103358619" calcext:value-type="float">
            <text:p>0,8232</text:p>
          </table:table-cell>
          <table:table-cell/>
          <table:table-cell table:style-name="ce20"/>
          <table:table-cell table:style-name="ce44" office:value-type="string" calcext:value-type="string" table:number-columns-spanned="2" table:number-rows-spanned="1">
            <text:p>TOTAL</text:p>
          </table:table-cell>
          <table:covered-table-cell table:style-name="ce13"/>
          <table:table-cell table:style-name="ce15" table:number-columns-repeated="2"/>
          <table:table-cell table:style-name="ce13" table:formula="of:=SUM([.Q47:.Q61])" office:value-type="float" office:value="30" calcext:value-type="float">
            <text:p>30</text:p>
          </table:table-cell>
          <table:table-cell table:style-name="ce13" table:formula="of:=SUM([.R47:.R61])" office:value-type="float" office:value="1" calcext:value-type="float">
            <text:p>1</text:p>
          </table:table-cell>
          <table:table-cell table:style-name="ce15"/>
          <table:table-cell table:style-name="ce18"/>
        </table:table-row>
        <table:table-row table:style-name="ro1">
          <table:table-cell table:number-columns-repeated="6"/>
          <table:table-cell office:value-type="float" office:value="358.185" calcext:value-type="float">
            <text:p>358,19</text:p>
          </table:table-cell>
          <table:table-cell table:formula="of:=[.G63]/[.$G$69]" office:value-type="float" office:value="0.0295686657418711" calcext:value-type="float">
            <text:p>0,0296</text:p>
          </table:table-cell>
          <table:table-cell table:formula="of:=[.G63]+[.I62]" office:value-type="float" office:value="10330.291" calcext:value-type="float">
            <text:p>10.330,29</text:p>
          </table:table-cell>
          <table:table-cell table:formula="of:=[.H63]+[.J62]" office:value-type="float" office:value="0.85277976910049" calcext:value-type="float">
            <text:p>0,8528</text:p>
          </table:table-cell>
          <table:table-cell/>
          <table:table-cell table:style-name="ce20"/>
          <table:table-cell table:style-name="Default" table:number-columns-repeated="8"/>
        </table:table-row>
        <table:table-row table:style-name="ro1">
          <table:table-cell table:number-columns-repeated="6"/>
          <table:table-cell office:value-type="float" office:value="357.628" calcext:value-type="float">
            <text:p>357,63</text:p>
          </table:table-cell>
          <table:table-cell table:formula="of:=[.G64]/[.$G$69]" office:value-type="float" office:value="0.0295226846236829" calcext:value-type="float">
            <text:p>0,0295</text:p>
          </table:table-cell>
          <table:table-cell table:formula="of:=[.G64]+[.I63]" office:value-type="float" office:value="10687.919" calcext:value-type="float">
            <text:p>10.687,92</text:p>
          </table:table-cell>
          <table:table-cell table:formula="of:=[.H64]+[.J63]" office:value-type="float" office:value="0.882302453724173" calcext:value-type="float">
            <text:p>0,8823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7.849" calcext:value-type="float">
            <text:p>357,85</text:p>
          </table:table-cell>
          <table:table-cell table:formula="of:=[.G65]/[.$G$69]" office:value-type="float" office:value="0.0295409284784757" calcext:value-type="float">
            <text:p>0,0295</text:p>
          </table:table-cell>
          <table:table-cell table:formula="of:=[.G65]+[.I64]" office:value-type="float" office:value="11045.768" calcext:value-type="float">
            <text:p>11.045,77</text:p>
          </table:table-cell>
          <table:table-cell table:formula="of:=[.H65]+[.J64]" office:value-type="float" office:value="0.911843382202649" calcext:value-type="float">
            <text:p>0,911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8.153" calcext:value-type="float">
            <text:p>358,15</text:p>
          </table:table-cell>
          <table:table-cell table:formula="of:=[.G66]/[.$G$69]" office:value-type="float" office:value="0.0295660240977382" calcext:value-type="float">
            <text:p>0,0296</text:p>
          </table:table-cell>
          <table:table-cell table:formula="of:=[.G66]+[.I65]" office:value-type="float" office:value="11403.921" calcext:value-type="float">
            <text:p>11.403,92</text:p>
          </table:table-cell>
          <table:table-cell table:formula="of:=[.H66]+[.J65]" office:value-type="float" office:value="0.941409406300387" calcext:value-type="float">
            <text:p>0,9414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5.68" calcext:value-type="float">
            <text:p>355,68</text:p>
          </table:table-cell>
          <table:table-cell table:formula="of:=[.G67]/[.$G$69]" office:value-type="float" office:value="0.0293618745370931" calcext:value-type="float">
            <text:p>0,0294</text:p>
          </table:table-cell>
          <table:table-cell table:formula="of:=[.G67]+[.I66]" office:value-type="float" office:value="11759.601" calcext:value-type="float">
            <text:p>11.759,60</text:p>
          </table:table-cell>
          <table:table-cell table:formula="of:=[.H67]+[.J66]" office:value-type="float" office:value="0.97077128083748" calcext:value-type="float">
            <text:p>0,9708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6"/>
          <table:table-cell office:value-type="float" office:value="354.067" calcext:value-type="float">
            <text:p>354,07</text:p>
          </table:table-cell>
          <table:table-cell table:formula="of:=[.G68]/[.$G$69]" office:value-type="float" office:value="0.0292287191625196" calcext:value-type="float">
            <text:p>0,0292</text:p>
          </table:table-cell>
          <table:table-cell table:formula="of:=[.G68]+[.I67]" office:value-type="float" office:value="12113.668" calcext:value-type="float">
            <text:p>12.113,67</text:p>
          </table:table-cell>
          <table:table-cell table:style-name="ce17" table:formula="of:=[.H68]+[.J67]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7"/>
          <table:table-cell table:style-name="ce29"/>
        </table:table-row>
        <table:table-row table:style-name="ro1">
          <table:table-cell table:number-columns-repeated="5"/>
          <table:table-cell table:style-name="ce10" office:value-type="string" calcext:value-type="string">
            <text:p>TOTAL</text:p>
          </table:table-cell>
          <table:table-cell table:style-name="ce12" table:formula="of:=SUM([.G39:.G68])" office:value-type="float" office:value="12113.668" calcext:value-type="float">
            <text:p>12113,67</text:p>
          </table:table-cell>
          <table:table-cell table:style-name="ce15" table:formula="of:=SUM([.H39:.H68])"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1" table:number-columns-repeated="9"/>
          <table:table-cell table:style-name="ce32"/>
        </table:table-row>
      </table:table>
      <table:named-expressions/>
      <table:database-ranges>
        <table:database-range table:name="__Anonymous_Sheet_DB__0" table:target-range-address="resultados_1GB.A1:resultados_1GB.A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4" number:min-decimal-places="14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 number:grouping="true"/>
    </number:number-style>
    <number:number-style style:name="N127">
      <number:number number:decimal-places="4" number:min-decimal-places="4" number:min-integer-digits="1" number:grouping="true"/>
    </number:number-style>
    <number:number-style style:name="N128">
      <number:number number:decimal-places="5" number:min-decimal-places="5" number:min-integer-digits="1" number:grouping="true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3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13:55:31.17454519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02T15:07:33.678825689</dc:date>
    <meta:editing-duration>PT25M48S</meta:editing-duration>
    <meta:editing-cycles>4</meta:editing-cycles>
    <meta:generator>LibreOffice/24.8.7.2$Linux_X86_64 LibreOffice_project/480$Build-2</meta:generator>
    <meta:document-statistic meta:table-count="1" meta:cell-count="643" meta:object-count="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3.005cm" svg:height="14.822cm" xlink:href=".." xlink:type="simple" chart:class="chart:bar" chart:style-name="ch1">
        <chart:title svg:x="9.061cm" svg:y="0.432cm" chart:style-name="ch2">
          <text:p>Histograma Absoluto</text:p>
        </chart:title>
        <chart:subtitle svg:x="10.275cm" svg:y="1.533cm" chart:style-name="ch2">
          <text:p><text:span text:style-name="T1">fread/fwrite</text:span></text:p>
        </chart:subtitle>
        <chart:plot-area chart:style-name="ch3" table:cell-range-address="resultados_1GB.P12:resultados_1GB.Q25 resultados_1GB.Q10:resultados_1GB.Q10" chart:data-source-has-labels="both" svg:x="1.471cm" svg:y="2.538cm" svg:width="21.074cm" svg:height="11.00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196cm" svg:y="2.538cm" svg:width="20.312cm" svg:height="10.36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546cm" svg:y="13.841cm" chart:style-name="ch2">
              <text:p><text:span text:style-name="T2">Média de tempo em segundos</text:span></text:p>
            </chart:title>
            <chart:categories table:cell-range-address="resultados_1GB.P12:resultados_1GB.P25"/>
          </chart:axis>
          <chart:axis chart:dimension="y" chart:name="primary-y" chart:style-name="ch5">
            <chart:title svg:x="0.451cm" svg:y="10.4cm" chart:style-name="ch6">
              <text:p><text:span text:style-name="T3">Frequência Simples Absoluto</text:span>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sultados_1GB.Q12:resultados_1GB.Q25" chart:label-cell-address="resultados_1GB.Q10:resultados_1GB.Q10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</text:p>
                <draw:g>
                  <svg:desc>resultados_1GB.Q10:resultados_1GB.Q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resultados_1GB.P12:resultados_1GB.P25</svg:desc>
                </draw:g>
              </table:table-cell>
              <table:table-cell office:value-type="float" office:value="15">
                <text:p>15</text:p>
                <draw:g>
                  <svg:desc>resultados_1GB.Q12:resultados_1GB.Q25</svg:desc>
                </draw:g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number-style style:name="N12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125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21.693cm" svg:height="14.521cm" xlink:href=".." xlink:type="simple" chart:class="chart:scatter" chart:column-mapping="0" chart:style-name="ch1">
        <chart:title svg:x="7.167cm" svg:y="0.426cm" chart:style-name="ch2">
          <text:p>Polígono de Frequêcias Relativo</text:p>
        </chart:title>
        <chart:subtitle svg:x="9.619cm" svg:y="1.521cm" chart:style-name="ch2">
          <text:p><text:span text:style-name="T1">fread/fwrite</text:span></text:p>
        </chart:subtitle>
        <chart:plot-area chart:style-name="ch3" table:cell-range-address="resultados_1GB.P12:resultados_1GB.P25 resultados_1GB.R10:resultados_1GB.R10 resultados_1GB.R12:resultados_1GB.R25" chart:data-source-has-labels="both" svg:x="1.444cm" svg:y="2.52cm" svg:width="19.816cm" svg:height="10.73cm">
          <chart:coordinate-region svg:x="2.899cm" svg:y="2.72cm" svg:width="17.757cm" svg:height="9.883cm"/>
          <chart:axis chart:dimension="x" chart:name="primary-x" chart:style-name="ch4" chartooo:axis-type="auto">
            <chart:title svg:x="8.89cm" svg:y="13.54cm" chart:style-name="ch2">
              <text:p><text:span text:style-name="T2">Média de tempo em segundos</text:span></text:p>
            </chart:title>
            <chart:categories table:cell-range-address="resultados_1GB.P12:resultados_1GB.P25"/>
          </chart:axis>
          <chart:axis chart:dimension="y" chart:name="primary-y" chart:style-name="ch5">
            <chart:title svg:x="0.451cm" svg:y="10.197cm" chart:style-name="ch6">
              <text:p><text:span text:style-name="T3">Frequência Simples Relativo</text:span></text:p>
            </chart:title>
            <chart:grid chart:style-name="ch7" chart:class="major"/>
          </chart:axis>
          <chart:series chart:style-name="ch8" chart:values-cell-range-address="resultados_1GB.R12:resultados_1GB.R25" chart:label-cell-address="resultados_1GB.R10:resultados_1GB.R10" chart:class="chart:scatter">
            <chart:domain table:cell-range-address="resultados_1GB.P12:resultados_1GB.P25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i</text:p>
                <draw:g>
                  <svg:desc>resultados_1GB.R10:resultados_1GB.R10</svg:desc>
                </draw:g>
              </table:table-cell>
            </table:table-row>
          </table:table-header-rows>
          <table:table-rows>
            <table:table-row>
              <table:table-cell office:value-type="float" office:value="349.475">
                <text:p>349.475</text:p>
                <draw:g>
                  <svg:desc>resultados_1GB.P12:resultados_1GB.P25</svg:desc>
                </draw:g>
              </table:table-cell>
              <table:table-cell office:value-type="float" office:value="349.475">
                <text:p>349.475</text:p>
                <draw:g>
                  <svg:desc>resultados_1GB.P12:resultados_1GB.P25</svg:desc>
                </draw:g>
              </table:table-cell>
              <table:table-cell office:value-type="float" office:value="0.5">
                <text:p>0.5</text:p>
                <draw:g>
                  <svg:desc>resultados_1GB.R12:resultados_1GB.R25</svg:desc>
                </draw:g>
              </table:table-cell>
            </table:table-row>
            <table:table-row>
              <table:table-cell office:value-type="float" office:value="378.518692307692">
                <text:p>378.518692307692</text:p>
              </table:table-cell>
              <table:table-cell office:value-type="float" office:value="378.518692307692">
                <text:p>378.51869230769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7.562384615385">
                <text:p>407.562384615385</text:p>
              </table:table-cell>
              <table:table-cell office:value-type="float" office:value="407.562384615385">
                <text:p>407.56238461538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6.606076923077">
                <text:p>436.606076923077</text:p>
              </table:table-cell>
              <table:table-cell office:value-type="float" office:value="436.606076923077">
                <text:p>436.606076923077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65.649769230769">
                <text:p>465.649769230769</text:p>
              </table:table-cell>
              <table:table-cell office:value-type="float" office:value="465.649769230769">
                <text:p>465.649769230769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94.693461538462">
                <text:p>494.693461538462</text:p>
              </table:table-cell>
              <table:table-cell office:value-type="float" office:value="494.693461538462">
                <text:p>494.693461538462</text:p>
              </table:table-cell>
              <table:table-cell office:value-type="float" office:value="0.133333333333333">
                <text:p>0.133333333333333</text:p>
              </table:table-cell>
            </table:table-row>
            <table:table-row>
              <table:table-cell office:value-type="float" office:value="523.737153846154">
                <text:p>523.737153846154</text:p>
              </table:table-cell>
              <table:table-cell office:value-type="float" office:value="523.737153846154">
                <text:p>523.73715384615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552.780846153846">
                <text:p>552.780846153846</text:p>
              </table:table-cell>
              <table:table-cell office:value-type="float" office:value="552.780846153846">
                <text:p>552.78084615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1.824538461538">
                <text:p>581.824538461538</text:p>
              </table:table-cell>
              <table:table-cell office:value-type="float" office:value="581.824538461538">
                <text:p>581.8245384615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.868230769231">
                <text:p>610.868230769231</text:p>
              </table:table-cell>
              <table:table-cell office:value-type="float" office:value="610.868230769231">
                <text:p>610.868230769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.911923076923">
                <text:p>639.911923076923</text:p>
              </table:table-cell>
              <table:table-cell office:value-type="float" office:value="639.911923076923">
                <text:p>639.911923076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.955615384615">
                <text:p>668.955615384615</text:p>
              </table:table-cell>
              <table:table-cell office:value-type="float" office:value="668.955615384615">
                <text:p>668.9556153846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.999307692307">
                <text:p>697.999307692307</text:p>
              </table:table-cell>
              <table:table-cell office:value-type="float" office:value="697.999307692307">
                <text:p>697.9993076923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.043">
                <text:p>727.043</text:p>
              </table:table-cell>
              <table:table-cell office:value-type="float" office:value="727.043">
                <text:p>727.043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text-position="0% 100%" fo:font-size="9pt" style:letter-kerning="false" style:font-size-asian="9pt" style:font-size-complex="9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4.043cm" svg:height="14.447cm" xlink:href=".." xlink:type="simple" chart:class="chart:scatter" chart:style-name="ch1">
        <chart:title svg:x="11.285cm" svg:y="0.424cm" chart:style-name="ch2">
          <text:p>Ogiva</text:p>
        </chart:title>
        <chart:subtitle svg:x="10.794cm" svg:y="1.517cm" chart:style-name="ch2">
          <text:p><text:span text:style-name="T1">fread/fwrite</text:span></text:p>
        </chart:subtitle>
        <chart:plot-area chart:style-name="ch3" table:cell-range-address="resultados_1GB.O11:resultados_1GB.O25 resultados_1GB.S11:resultados_1GB.S25" svg:x="1.491cm" svg:y="2.514cm" svg:width="22.072cm" svg:height="10.664cm">
          <chart:coordinate-region svg:x="2.18cm" svg:y="2.713cm" svg:width="20.779cm" svg:height="9.818cm"/>
          <chart:axis chart:dimension="x" chart:name="primary-x" chart:style-name="ch4">
            <chart:title svg:x="10.442cm" svg:y="13.466cm" chart:style-name="ch2">
              <text:p><text:span text:style-name="T2">Limite Superior de Classe</text:span></text:p>
            </chart:title>
          </chart:axis>
          <chart:axis chart:dimension="y" chart:name="primary-y" chart:style-name="ch5">
            <chart:title svg:x="0.451cm" svg:y="10.471cm" chart:style-name="ch6">
              <text:p><text:span text:style-name="T3">Frequência Absoluta Acumulada</text:span></text:p>
            </chart:title>
            <chart:grid chart:style-name="ch7" chart:class="major"/>
          </chart:axis>
          <chart:series chart:style-name="ch8" chart:values-cell-range-address="resultados_1GB.S11:resultados_1GB.S25" chart:class="chart:scatter">
            <chart:domain table:cell-range-address="resultados_1GB.O11:resultados_1GB.O25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_1GB.O11:resultados_1GB.O25</svg:desc>
                </draw:g>
              </table:table-cell>
              <table:table-cell office:value-type="float" office:value="0">
                <text:p>0</text:p>
                <draw:g>
                  <svg:desc>resultados_1GB.S11:resultados_1GB.S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3.996846153846">
                <text:p>363.9968461538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3.040538461539">
                <text:p>393.04053846153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2.084230769231">
                <text:p>422.0842307692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1.127923076923">
                <text:p>451.1279230769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.171615384615">
                <text:p>480.171615384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9.215307692308">
                <text:p>509.2153076923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8.259">
                <text:p>538.25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7.302692307692">
                <text:p>567.30269230769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6.346384615385">
                <text:p>596.3463846153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25.390076923077">
                <text:p>625.39007692307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4.433769230769">
                <text:p>654.43376923076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83.477461538461">
                <text:p>683.47746153846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12.521153846154">
                <text:p>712.52115384615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1.564846153846">
                <text:p>741.564846153846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2.822cm" svg:height="14.887cm" xlink:href=".." xlink:type="simple" chart:class="chart:bar" chart:style-name="ch1">
        <chart:title svg:x="8.97cm" svg:y="0.433cm" chart:style-name="ch2">
          <text:p><text:span text:style-name="T1">Histograma Absoluto</text:span></text:p>
        </chart:title>
        <chart:subtitle svg:x="10.324cm" svg:y="1.535cm" chart:style-name="ch2">
          <text:p><text:span text:style-name="T2">read/write</text:span></text:p>
        </chart:subtitle>
        <chart:plot-area chart:style-name="ch3" table:cell-range-address="resultados_1GB.P48:resultados_1GB.Q61 resultados_1GB.Q28:resultados_1GB.Q28" chart:data-source-has-labels="both" svg:x="1.467cm" svg:y="2.541cm" svg:width="20.899cm" svg:height="11.06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2.409cm" svg:y="2.541cm" svg:width="19.703cm" svg:height="10.42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9.454cm" svg:y="13.906cm" chart:style-name="ch2">
              <text:p><text:span text:style-name="T3">Media do tempo em segundos</text:span></text:p>
            </chart:title>
            <chart:categories table:cell-range-address="resultados_1GB.P48:resultados_1GB.P61"/>
          </chart:axis>
          <chart:axis chart:dimension="y" chart:name="primary-y" chart:style-name="ch5">
            <chart:title svg:x="0.451cm" svg:y="10.434cm" chart:style-name="ch6">
              <text:p><text:span text:style-name="T3">Frequencia Simples Absoluto</text:span>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resultados_1GB.Q48:resultados_1GB.Q61" chart:label-cell-address="resultados_1GB.Q28:resultados_1GB.Q28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esultados_1GB.Q28:resultados_1GB.Q28</svg:desc>
                </draw:g>
              </table:table-cell>
            </table:table-row>
          </table:table-header-rows>
          <table:table-rows>
            <table:table-row>
              <table:table-cell office:value-type="float" office:value="353.701">
                <text:p>353.701</text:p>
                <draw:g>
                  <svg:desc>resultados_1GB.P48:resultados_1GB.P61</svg:desc>
                </draw:g>
              </table:table-cell>
              <table:table-cell office:value-type="float" office:value="13">
                <text:p>13</text:p>
                <draw:g>
                  <svg:desc>resultados_1GB.Q48:resultados_1GB.Q61</svg:desc>
                </draw:g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25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</office:automatic-styles>
  <office:body>
    <office:chart>
      <chart:chart svg:width="21.645cm" svg:height="14.64cm" xlink:href=".." xlink:type="simple" chart:class="chart:scatter" chart:style-name="ch1">
        <chart:title svg:x="7.001cm" svg:y="0.428cm" chart:style-name="ch2">
          <text:p><text:span text:style-name="T1">Poligono de Frequencias Relativo</text:span></text:p>
        </chart:title>
        <chart:subtitle svg:x="9.735cm" svg:y="1.525cm" chart:style-name="ch2">
          <text:p><text:span text:style-name="T2">read/write</text:span></text:p>
        </chart:subtitle>
        <chart:plot-area chart:style-name="ch3" table:cell-range-address="resultados_1GB.P48:resultados_1GB.P61 resultados_1GB.R48:resultados_1GB.R61" chart:data-source-has-labels="column" svg:x="1.443cm" svg:y="2.526cm" svg:width="19.77cm" svg:height="10.841cm">
          <chart:coordinate-region svg:x="2.899cm" svg:y="2.725cm" svg:width="17.711cm" svg:height="9.995cm"/>
          <chart:axis chart:dimension="x" chart:name="primary-x" chart:style-name="ch4" chartooo:axis-type="auto">
            <chart:title svg:x="8.866cm" svg:y="13.659cm" chart:style-name="ch2">
              <text:p><text:span text:style-name="T3">Media de tempo em segundos</text:span></text:p>
            </chart:title>
            <chart:categories table:cell-range-address="resultados_1GB.P48:resultados_1GB.P61"/>
          </chart:axis>
          <chart:axis chart:dimension="y" chart:name="primary-y" chart:style-name="ch5">
            <chart:title svg:x="0.451cm" svg:y="10.258cm" chart:style-name="ch6">
              <text:p><text:span text:style-name="T3">Frequência Simples Relativo</text:span></text:p>
            </chart:title>
            <chart:grid chart:style-name="ch7" chart:class="major"/>
          </chart:axis>
          <chart:series chart:style-name="ch8" chart:values-cell-range-address="resultados_1GB.R48:resultados_1GB.R61" chart:class="chart:scatter">
            <chart:domain table:cell-range-address="resultados_1GB.P48:resultados_1GB.P61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float" office:value="353.701">
                <text:p>353.701</text:p>
                <draw:g>
                  <svg:desc>resultados_1GB.P48:resultados_1GB.P61</svg:desc>
                </draw:g>
              </table:table-cell>
              <table:table-cell office:value-type="float" office:value="0.433333333333333">
                <text:p>0.433333333333333</text:p>
                <draw:g>
                  <svg:desc>resultados_1GB.R48:resultados_1GB.R61</svg:desc>
                </draw:g>
              </table:table-cell>
            </table:table-row>
            <table:table-row>
              <table:table-cell office:value-type="float" office:value="374.994">
                <text:p>374.994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6.287">
                <text:p>396.28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17.58">
                <text:p>417.58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438.873">
                <text:p>438.873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460.166">
                <text:p>460.16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81.459">
                <text:p>481.4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.752">
                <text:p>502.7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524.045">
                <text:p>524.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.338">
                <text:p>545.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.631">
                <text:p>566.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.924">
                <text:p>587.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.217">
                <text:p>609.2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.51">
                <text:p>630.51</text:p>
              </table:table-cell>
              <table:table-cell office:value-type="float" office:value="0.0333333333333333">
                <text:p>0.03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 chart:data-label-series="fals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24.194cm" svg:height="14.668cm" xlink:href=".." xlink:type="simple" chart:class="chart:scatter" chart:style-name="ch1">
        <chart:title svg:x="11.361cm" svg:y="0.429cm" chart:style-name="ch2">
          <text:p>Ogiva</text:p>
        </chart:title>
        <chart:subtitle svg:x="11.01cm" svg:y="1.527cm" chart:style-name="ch2">
          <text:p><text:span text:style-name="T1">read/write</text:span></text:p>
        </chart:subtitle>
        <chart:plot-area chart:style-name="ch3" table:cell-range-address="resultados_1GB.O47:resultados_1GB.O61 resultados_1GB.S47:resultados_1GB.S61" chart:data-source-has-labels="column" svg:x="1.494cm" svg:y="2.529cm" svg:width="22.217cm" svg:height="10.865cm">
          <chart:coordinate-region svg:x="2.184cm" svg:y="2.728cm" svg:width="20.924cm" svg:height="10.019cm"/>
          <chart:axis chart:dimension="x" chart:name="primary-x" chart:style-name="ch4" chartooo:axis-type="auto">
            <chart:title svg:x="10.29cm" svg:y="13.687cm" chart:style-name="ch2">
              <text:p><text:span text:style-name="T2">Frequência Simples Relativo</text:span></text:p>
            </chart:title>
            <chart:categories table:cell-range-address="resultados_1GB.O47:resultados_1GB.O61"/>
          </chart:axis>
          <chart:axis chart:dimension="y" chart:name="primary-y" chart:style-name="ch5">
            <chart:title svg:x="0.451cm" svg:y="10.586cm" chart:style-name="ch6">
              <text:p><text:span text:style-name="T2">Frequencia Absoluta Acumulada</text:span></text:p>
            </chart:title>
            <chart:grid chart:style-name="ch7" chart:class="major"/>
          </chart:axis>
          <chart:series chart:style-name="ch8" chart:values-cell-range-address="resultados_1GB.S47:resultados_1GB.S61" chart:class="chart:scatter">
            <chart:domain table:cell-range-address="resultados_1GB.O47:resultados_1GB.O61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300">
                <text:p>300</text:p>
                <draw:g>
                  <svg:desc>resultados_1GB.O47:resultados_1GB.O61</svg:desc>
                </draw:g>
              </table:table-cell>
              <table:table-cell office:value-type="float" office:value="0">
                <text:p>0</text:p>
                <draw:g>
                  <svg:desc>resultados_1GB.S47:resultados_1GB.S61</svg:desc>
                </draw:g>
              </table:table-cell>
            </table:table-row>
            <table:table-row>
              <table:table-cell office:value-type="float" office:value="364.3475">
                <text:p>364.34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385.6405">
                <text:p>385.6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06.9335">
                <text:p>406.93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28.2265">
                <text:p>428.226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.5195">
                <text:p>449.51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70.8125">
                <text:p>470.8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92.1055">
                <text:p>492.10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513.3985">
                <text:p>513.39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34.6915">
                <text:p>534.69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55.9845">
                <text:p>555.98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77.2775">
                <text:p>577.27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598.5705">
                <text:p>598.570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19.8635">
                <text:p>619.86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641.1565">
                <text:p>641.1565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